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/>
    <style:style style:name="ce9" style:family="table-cell" style:parent-style-name="Default" style:data-style-name="N4"/>
    <style:style style:name="ce2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fo:font-size="12pt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ce17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een" table:style-name="ta1">
        <table:shapes>
          <draw:frame draw:z-index="0" draw:style-name="gr1" draw:text-style-name="P1" svg:width="15.999cm" svg:height="8.999cm" svg:x="20.521cm" svg:y="0.7cm">
            <draw:object draw:notify-on-update-of-ranges="Green.A2:Green.A21 Green.E1:Green.E1 Green.E2:Green.E21 Green.F1:Green.F1 Green.F2:Green.F21 Green.G1:Green.G1 Green.G2:Green.G21 Green.H1:Green.H1 Green.H2:Green.H21 Green.I1:Green.I1 Green.I2:Green.I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0.421cm" svg:y="11.163cm">
            <draw:object draw:notify-on-update-of-ranges="Green.A25:Green.A44 Green.E24:Green.E24 Green.E25:Green.E44 Green.F24:Green.F24 Green.F25:Green.F44 Green.G24:Green.G24 Green.G25:Green.G44 Green.H24:Green.H24 Green.H25:Green.H44 Green.I24:Green.I24 Green.I25:Green.I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5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5" office:value-type="string" calcext:value-type="string" table:number-columns-spanned="7" table:number-rows-spanned="1">
            <text:p>F1 – Logistic Regression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7768" calcext:value-type="percentage">
            <text:p>77.68%</text:p>
          </table:table-cell>
          <table:table-cell office:value-type="percentage" office:value="0.7816" calcext:value-type="percentage">
            <text:p>78.16%</text:p>
          </table:table-cell>
          <table:table-cell office:value-type="percentage" office:value="0.7737" calcext:value-type="percentage">
            <text:p>77.37%</text:p>
          </table:table-cell>
          <table:table-cell office:value-type="percentage" office:value="0.7869" calcext:value-type="percentage">
            <text:p>78.69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percentage" office:value="0.7807" calcext:value-type="percentage">
            <text:p>78.07%</text:p>
          </table:table-cell>
          <table:table-cell office:value-type="percentage" office:value="0.7895" calcext:value-type="percentage">
            <text:p>78.95%</text:p>
          </table:table-cell>
          <table:table-cell office:value-type="percentage" office:value="0.788" calcext:value-type="percentage">
            <text:p>78.80%</text:p>
          </table:table-cell>
          <table:table-cell office:value-type="percentage" office:value="0.7797" calcext:value-type="percentage">
            <text:p>77.97%</text:p>
          </table:table-cell>
          <table:table-cell office:value-type="percentage" office:value="0.7805" calcext:value-type="percentage">
            <text:p>78.05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percentage" office:value="0.7749" calcext:value-type="percentage">
            <text:p>77.49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7922" calcext:value-type="percentage">
            <text:p>79.22%</text:p>
          </table:table-cell>
          <table:table-cell office:value-type="percentage" office:value="0.779" calcext:value-type="percentage">
            <text:p>77.90%</text:p>
          </table:table-cell>
          <table:table-cell office:value-type="percentage" office:value="0.7686" calcext:value-type="percentage">
            <text:p>76.86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percentage" office:value="0.7652" calcext:value-type="percentage">
            <text:p>76.52%</text:p>
          </table:table-cell>
          <table:table-cell office:value-type="percentage" office:value="0.7766" calcext:value-type="percentage">
            <text:p>77.66%</text:p>
          </table:table-cell>
          <table:table-cell office:value-type="percentage" office:value="0.7844" calcext:value-type="percentage">
            <text:p>78.44%</text:p>
          </table:table-cell>
          <table:table-cell office:value-type="percentage" office:value="0.7611" calcext:value-type="percentage">
            <text:p>76.11%</text:p>
          </table:table-cell>
          <table:table-cell office:value-type="percentage" office:value="0.7506" calcext:value-type="percentage">
            <text:p>75.06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7703" calcext:value-type="percentage">
            <text:p>77.03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7545" calcext:value-type="percentage">
            <text:p>75.45%</text:p>
          </table:table-cell>
          <table:table-cell office:value-type="percentage" office:value="0.7519" calcext:value-type="percentage">
            <text:p>75.19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percentage" office:value="0.7701" calcext:value-type="percentage">
            <text:p>77.01%</text:p>
          </table:table-cell>
          <table:table-cell office:value-type="percentage" office:value="0.7679" calcext:value-type="percentage">
            <text:p>76.79%</text:p>
          </table:table-cell>
          <table:table-cell office:value-type="percentage" office:value="0.7879" calcext:value-type="percentage">
            <text:p>78.79%</text:p>
          </table:table-cell>
          <table:table-cell office:value-type="percentage" office:value="0.7582" calcext:value-type="percentage">
            <text:p>75.82%</text:p>
          </table:table-cell>
          <table:table-cell office:value-type="percentage" office:value="0.7633" calcext:value-type="percentage">
            <text:p>76.33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586" calcext:value-type="percentage">
            <text:p>75.86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7439" calcext:value-type="percentage">
            <text:p>74.39%</text:p>
          </table:table-cell>
          <table:table-cell office:value-type="percentage" office:value="0.7451" calcext:value-type="percentage">
            <text:p>74.51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805" calcext:value-type="percentage">
            <text:p>78.05%</text:p>
          </table:table-cell>
          <table:table-cell office:value-type="percentage" office:value="0.7418" calcext:value-type="percentage">
            <text:p>74.18%</text:p>
          </table:table-cell>
          <table:table-cell office:value-type="percentage" office:value="0.7294" calcext:value-type="percentage">
            <text:p>72.94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percentage" office:value="0.7378" calcext:value-type="percentage">
            <text:p>73.78%</text:p>
          </table:table-cell>
          <table:table-cell office:value-type="percentage" office:value="0.7427" calcext:value-type="percentage">
            <text:p>74.27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7387" calcext:value-type="percentage">
            <text:p>73.87%</text:p>
          </table:table-cell>
          <table:table-cell office:value-type="percentage" office:value="0.7052" calcext:value-type="percentage">
            <text:p>70.5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percentage" office:value="0.7329" calcext:value-type="percentage">
            <text:p>73.29%</text:p>
          </table:table-cell>
          <table:table-cell office:value-type="percentage" office:value="0.7369" calcext:value-type="percentage">
            <text:p>73.69%</text:p>
          </table:table-cell>
          <table:table-cell office:value-type="percentage" office:value="0.7699" calcext:value-type="percentage">
            <text:p>76.99%</text:p>
          </table:table-cell>
          <table:table-cell office:value-type="percentage" office:value="0.7197" calcext:value-type="percentage">
            <text:p>71.97%</text:p>
          </table:table-cell>
          <table:table-cell office:value-type="percentage" office:value="0.6892" calcext:value-type="percentage">
            <text:p>68.9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percentage" office:value="0.7445" calcext:value-type="percentage">
            <text:p>74.45%</text:p>
          </table:table-cell>
          <table:table-cell office:value-type="percentage" office:value="0.7457" calcext:value-type="percentage">
            <text:p>74.57%</text:p>
          </table:table-cell>
          <table:table-cell office:value-type="percentage" office:value="0.7815" calcext:value-type="percentage">
            <text:p>78.15%</text:p>
          </table:table-cell>
          <table:table-cell office:value-type="percentage" office:value="0.7235" calcext:value-type="percentage">
            <text:p>72.35%</text:p>
          </table:table-cell>
          <table:table-cell office:value-type="percentage" office:value="0.7021" calcext:value-type="percentage">
            <text:p>70.21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percentage" office:value="0.7538" calcext:value-type="percentage">
            <text:p>75.38%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8022" calcext:value-type="percentage">
            <text:p>80.22%</text:p>
          </table:table-cell>
          <table:table-cell office:value-type="percentage" office:value="0.7357" calcext:value-type="percentage">
            <text:p>73.57%</text:p>
          </table:table-cell>
          <table:table-cell office:value-type="percentage" office:value="0.6952" calcext:value-type="percentage">
            <text:p>69.52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percentage" office:value="0.7669" calcext:value-type="percentage">
            <text:p>76.69%</text:p>
          </table:table-cell>
          <table:table-cell office:value-type="percentage" office:value="0.7675" calcext:value-type="percentage">
            <text:p>76.75%</text:p>
          </table:table-cell>
          <table:table-cell office:value-type="percentage" office:value="0.7989" calcext:value-type="percentage">
            <text:p>79.89%</text:p>
          </table:table-cell>
          <table:table-cell office:value-type="percentage" office:value="0.7387" calcext:value-type="percentage">
            <text:p>73.87%</text:p>
          </table:table-cell>
          <table:table-cell office:value-type="percentage" office:value="0.7011" calcext:value-type="percentage">
            <text:p>70.11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percentage" office:value="0.7631" calcext:value-type="percentage">
            <text:p>76.31%</text:p>
          </table:table-cell>
          <table:table-cell office:value-type="percentage" office:value="0.7616" calcext:value-type="percentage">
            <text:p>76.16%</text:p>
          </table:table-cell>
          <table:table-cell office:value-type="percentage" office:value="0.8069" calcext:value-type="percentage">
            <text:p>80.69%</text:p>
          </table:table-cell>
          <table:table-cell office:value-type="percentage" office:value="0.7288" calcext:value-type="percentage">
            <text:p>72.88%</text:p>
          </table:table-cell>
          <table:table-cell office:value-type="percentage" office:value="0.6878" calcext:value-type="percentage">
            <text:p>68.78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percentage" office:value="0.7669" calcext:value-type="percentage">
            <text:p>76.69%</text:p>
          </table:table-cell>
          <table:table-cell office:value-type="percentage" office:value="0.7415" calcext:value-type="percentage">
            <text:p>74.15%</text:p>
          </table:table-cell>
          <table:table-cell office:value-type="percentage" office:value="0.7965" calcext:value-type="percentage">
            <text:p>79.65%</text:p>
          </table:table-cell>
          <table:table-cell office:value-type="percentage" office:value="0.7139" calcext:value-type="percentage">
            <text:p>71.39%</text:p>
          </table:table-cell>
          <table:table-cell office:value-type="percentage" office:value="0.6697" calcext:value-type="percentage">
            <text:p>66.97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percentage" office:value="0.7538" calcext:value-type="percentage">
            <text:p>75.38%</text:p>
          </table:table-cell>
          <table:table-cell office:value-type="percentage" office:value="0.748" calcext:value-type="percentage">
            <text:p>74.80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6865" calcext:value-type="percentage">
            <text:p>68.65%</text:p>
          </table:table-cell>
          <table:table-cell office:value-type="percentage" office:value="0.6591" calcext:value-type="percentage">
            <text:p>65.91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percentage" office:value="0.7864" calcext:value-type="percentage">
            <text:p>78.64%</text:p>
          </table:table-cell>
          <table:table-cell office:value-type="percentage" office:value="0.767" calcext:value-type="percentage">
            <text:p>76.70%</text:p>
          </table:table-cell>
          <table:table-cell office:value-type="percentage" office:value="0.8251" calcext:value-type="percentage">
            <text:p>82.51%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333" calcext:value-type="percentage">
            <text:p>73.33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percentage" office:value="0.7891" calcext:value-type="percentage">
            <text:p>78.91%</text:p>
          </table:table-cell>
          <table:table-cell office:value-type="percentage" office:value="0.771" calcext:value-type="percentage">
            <text:p>77.10%</text:p>
          </table:table-cell>
          <table:table-cell office:value-type="percentage" office:value="0.8171" calcext:value-type="percentage">
            <text:p>81.71%</text:p>
          </table:table-cell>
          <table:table-cell office:value-type="percentage" office:value="0.6846" calcext:value-type="percentage">
            <text:p>68.46%</text:p>
          </table:table-cell>
          <table:table-cell office:value-type="percentage" office:value="0.7327" calcext:value-type="percentage">
            <text:p>73.27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percentage" office:value="0.7885" calcext:value-type="percentage">
            <text:p>78.85%</text:p>
          </table:table-cell>
          <table:table-cell office:value-type="percentage" office:value="0.7571" calcext:value-type="percentage">
            <text:p>75.71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6862" calcext:value-type="percentage">
            <text:p>68.62%</text:p>
          </table:table-cell>
          <table:table-cell office:value-type="percentage" office:value="0.6958" calcext:value-type="percentage">
            <text:p>69.58%</text:p>
          </table:table-cell>
          <table:table-cell table:number-columns-repeated="8"/>
        </table:table-row>
        <table:table-row table:style-name="ro2" table:number-rows-repeated="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5" office:value-type="string" calcext:value-type="string" table:number-columns-spanned="7" table:number-rows-spanned="1">
            <text:p>F1 – Decision Tree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7626" calcext:value-type="percentage">
            <text:p>76.26%</text:p>
          </table:table-cell>
          <table:table-cell office:value-type="percentage" office:value="0.7809" calcext:value-type="percentage">
            <text:p>78.09%</text:p>
          </table:table-cell>
          <table:table-cell office:value-type="percentage" office:value="0.7298" calcext:value-type="percentage">
            <text:p>72.98%</text:p>
          </table:table-cell>
          <table:table-cell office:value-type="percentage" office:value="0.7159" calcext:value-type="percentage">
            <text:p>71.59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7773" calcext:value-type="percentage">
            <text:p>77.73%</text:p>
          </table:table-cell>
          <table:table-cell office:value-type="percentage" office:value="0.7911" calcext:value-type="percentage">
            <text:p>79.11%</text:p>
          </table:table-cell>
          <table:table-cell office:value-type="percentage" office:value="0.7341" calcext:value-type="percentage">
            <text:p>73.41%</text:p>
          </table:table-cell>
          <table:table-cell office:value-type="percentage" office:value="0.7043" calcext:value-type="percentage">
            <text:p>70.43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percentage" office:value="0.6961" calcext:value-type="percentage">
            <text:p>69.61%</text:p>
          </table:table-cell>
          <table:table-cell office:value-type="percentage" office:value="0.7677" calcext:value-type="percentage">
            <text:p>76.77%</text:p>
          </table:table-cell>
          <table:table-cell office:value-type="percentage" office:value="0.7904" calcext:value-type="percentage">
            <text:p>79.04%</text:p>
          </table:table-cell>
          <table:table-cell office:value-type="percentage" office:value="0.7295" calcext:value-type="percentage">
            <text:p>72.95%</text:p>
          </table:table-cell>
          <table:table-cell office:value-type="percentage" office:value="0.7128" calcext:value-type="percentage">
            <text:p>71.28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percentage" office:value="0.711" calcext:value-type="percentage">
            <text:p>71.10%</text:p>
          </table:table-cell>
          <table:table-cell office:value-type="percentage" office:value="0.7541" calcext:value-type="percentage">
            <text:p>75.41%</text:p>
          </table:table-cell>
          <table:table-cell office:value-type="percentage" office:value="0.7788" calcext:value-type="percentage">
            <text:p>77.88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6954" calcext:value-type="percentage">
            <text:p>69.54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percentage" office:value="0.7126" calcext:value-type="percentage">
            <text:p>71.26%</text:p>
          </table:table-cell>
          <table:table-cell office:value-type="percentage" office:value="0.7627" calcext:value-type="percentage">
            <text:p>76.27%</text:p>
          </table:table-cell>
          <table:table-cell office:value-type="percentage" office:value="0.7862" calcext:value-type="percentage">
            <text:p>78.62%</text:p>
          </table:table-cell>
          <table:table-cell office:value-type="percentage" office:value="0.7102" calcext:value-type="percentage">
            <text:p>71.02%</text:p>
          </table:table-cell>
          <table:table-cell office:value-type="percentage" office:value="0.6967" calcext:value-type="percentage">
            <text:p>69.67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percentage" office:value="0.7003" calcext:value-type="percentage">
            <text:p>70.03%</text:p>
          </table:table-cell>
          <table:table-cell office:value-type="percentage" office:value="0.761" calcext:value-type="percentage">
            <text:p>76.10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7027" calcext:value-type="percentage">
            <text:p>70.27%</text:p>
          </table:table-cell>
          <table:table-cell office:value-type="percentage" office:value="0.7178" calcext:value-type="percentage">
            <text:p>71.78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percentage" office:value="0.6924" calcext:value-type="percentage">
            <text:p>69.24%</text:p>
          </table:table-cell>
          <table:table-cell office:value-type="percentage" office:value="0.7503" calcext:value-type="percentage">
            <text:p>75.03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6982" calcext:value-type="percentage">
            <text:p>69.82%</text:p>
          </table:table-cell>
          <table:table-cell office:value-type="percentage" office:value="0.706" calcext:value-type="percentage">
            <text:p>70.60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percentage" office:value="0.6756" calcext:value-type="percentage">
            <text:p>67.56%</text:p>
          </table:table-cell>
          <table:table-cell office:value-type="percentage" office:value="0.7572" calcext:value-type="percentage">
            <text:p>75.72%</text:p>
          </table:table-cell>
          <table:table-cell office:value-type="percentage" office:value="0.7802" calcext:value-type="percentage">
            <text:p>78.02%</text:p>
          </table:table-cell>
          <table:table-cell office:value-type="percentage" office:value="0.7075" calcext:value-type="percentage">
            <text:p>70.75%</text:p>
          </table:table-cell>
          <table:table-cell office:value-type="percentage" office:value="0.7039" calcext:value-type="percentage">
            <text:p>70.39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percentage" office:value="0.6765" calcext:value-type="percentage">
            <text:p>67.6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737" calcext:value-type="percentage">
            <text:p>77.37%</text:p>
          </table:table-cell>
          <table:table-cell office:value-type="percentage" office:value="0.7135" calcext:value-type="percentage">
            <text:p>71.35%</text:p>
          </table:table-cell>
          <table:table-cell office:value-type="percentage" office:value="0.6904" calcext:value-type="percentage">
            <text:p>69.04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percentage" office:value="0.6929" calcext:value-type="percentage">
            <text:p>69.29%</text:p>
          </table:table-cell>
          <table:table-cell office:value-type="percentage" office:value="0.746" calcext:value-type="percentage">
            <text:p>74.6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689" calcext:value-type="percentage">
            <text:p>68.90%</text:p>
          </table:table-cell>
          <table:table-cell office:value-type="percentage" office:value="0.6724" calcext:value-type="percentage">
            <text:p>67.24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48" calcext:value-type="percentage">
            <text:p>73.48%</text:p>
          </table:table-cell>
          <table:table-cell office:value-type="percentage" office:value="0.7563" calcext:value-type="percentage">
            <text:p>75.63%</text:p>
          </table:table-cell>
          <table:table-cell office:value-type="percentage" office:value="0.7055" calcext:value-type="percentage">
            <text:p>70.55%</text:p>
          </table:table-cell>
          <table:table-cell office:value-type="percentage" office:value="0.6669" calcext:value-type="percentage">
            <text:p>66.69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percentage" office:value="0.7161" calcext:value-type="percentage">
            <text:p>71.61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79" calcext:value-type="percentage">
            <text:p>77.90%</text:p>
          </table:table-cell>
          <table:table-cell office:value-type="percentage" office:value="0.7085" calcext:value-type="percentage">
            <text:p>70.85%</text:p>
          </table:table-cell>
          <table:table-cell office:value-type="percentage" office:value="0.6959" calcext:value-type="percentage">
            <text:p>69.59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percentage" office:value="0.7243" calcext:value-type="percentage">
            <text:p>72.43%</text:p>
          </table:table-cell>
          <table:table-cell office:value-type="percentage" office:value="0.7477" calcext:value-type="percentage">
            <text:p>74.77%</text:p>
          </table:table-cell>
          <table:table-cell office:value-type="percentage" office:value="0.7831" calcext:value-type="percentage">
            <text:p>78.31%</text:p>
          </table:table-cell>
          <table:table-cell office:value-type="percentage" office:value="0.7094" calcext:value-type="percentage">
            <text:p>70.94%</text:p>
          </table:table-cell>
          <table:table-cell office:value-type="percentage" office:value="0.7304" calcext:value-type="percentage">
            <text:p>73.0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491" calcext:value-type="percentage">
            <text:p>74.91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7301" calcext:value-type="percentage">
            <text:p>73.01%</text:p>
          </table:table-cell>
          <table:table-cell office:value-type="percentage" office:value="0.7151" calcext:value-type="percentage">
            <text:p>71.51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332" calcext:value-type="percentage">
            <text:p>73.32%</text:p>
          </table:table-cell>
          <table:table-cell office:value-type="percentage" office:value="0.7803" calcext:value-type="percentage">
            <text:p>78.03%</text:p>
          </table:table-cell>
          <table:table-cell office:value-type="percentage" office:value="0.7151" calcext:value-type="percentage">
            <text:p>71.51%</text:p>
          </table:table-cell>
          <table:table-cell office:value-type="percentage" office:value="0.7131" calcext:value-type="percentage">
            <text:p>71.31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percentage" office:value="0.7211" calcext:value-type="percentage">
            <text:p>72.11%</text:p>
          </table:table-cell>
          <table:table-cell office:value-type="percentage" office:value="0.7514" calcext:value-type="percentage">
            <text:p>75.14%</text:p>
          </table:table-cell>
          <table:table-cell office:value-type="percentage" office:value="0.7785" calcext:value-type="percentage">
            <text:p>77.85%</text:p>
          </table:table-cell>
          <table:table-cell office:value-type="percentage" office:value="0.7023" calcext:value-type="percentage">
            <text:p>70.23%</text:p>
          </table:table-cell>
          <table:table-cell office:value-type="percentage" office:value="0.7409" calcext:value-type="percentage">
            <text:p>74.09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percentage" office:value="0.7181" calcext:value-type="percentage">
            <text:p>71.81%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7906" calcext:value-type="percentage">
            <text:p>79.06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7082" calcext:value-type="percentage">
            <text:p>70.82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percentage" office:value="0.7196" calcext:value-type="percentage">
            <text:p>71.96%</text:p>
          </table:table-cell>
          <table:table-cell office:value-type="percentage" office:value="0.7657" calcext:value-type="percentage">
            <text:p>76.57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302" calcext:value-type="percentage">
            <text:p>73.02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722" calcext:value-type="percentage">
            <text:p>77.22%</text:p>
          </table:table-cell>
          <table:table-cell office:value-type="percentage" office:value="0.7928" calcext:value-type="percentage">
            <text:p>79.28%</text:p>
          </table:table-cell>
          <table:table-cell office:value-type="percentage" office:value="0.7434" calcext:value-type="percentage">
            <text:p>74.34%</text:p>
          </table:table-cell>
          <table:table-cell office:value-type="percentage" office:value="0.7289" calcext:value-type="percentage">
            <text:p>72.89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/>
          <table:table-cell table:style-name="ce9"/>
          <table:table-cell table:style-name="ce28" table:number-columns-repeated="2"/>
          <table:table-cell table:style-name="Default"/>
          <table:table-cell/>
          <table:table-cell table:style-name="Default" table:number-columns-repeated="3"/>
          <table:table-cell table:number-columns-repeated="8"/>
        </table:table-row>
      </table:table>
      <table:table table:name="Weighted" table:style-name="ta1">
        <table:shapes>
          <draw:frame draw:z-index="0" draw:style-name="gr1" draw:text-style-name="P1" svg:width="15.999cm" svg:height="8.999cm" svg:x="20.521cm" svg:y="0.7cm">
            <draw:object draw:notify-on-update-of-ranges="Weighted.A2:Weighted.A21 Weighted.E1:Weighted.E1 Weighted.E2:Weighted.E21 Weighted.F1:Weighted.F1 Weighted.F2:Weighted.F21 Weighted.G1:Weighted.G1 Weighted.G2:Weighted.G21 Weighted.H1:Weighted.H1 Weighted.H2:Weighted.H21 Weighted.I1:Weighted.I1 Weighted.I2:Weighted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421cm" svg:y="11.163cm">
            <draw:object draw:notify-on-update-of-ranges="Weighted.A25:Weighted.A44 Weighted.E24:Weighted.E24 Weighted.E25:Weighted.E44 Weighted.F24:Weighted.F24 Weighted.F25:Weighted.F44 Weighted.G24:Weighted.G24 Weighted.G25:Weighted.G44 Weighted.H24:Weighted.H24 Weighted.H25:Weighted.H44 Weighted.I24:Weighted.I24 Weighted.I25:Weighted.I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5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5" office:value-type="string" calcext:value-type="string" table:number-columns-spanned="7" table:number-rows-spanned="1">
            <text:p>F1 – Logistic Regression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percentage" office:value="0.647" calcext:value-type="percentage">
            <text:p>64.70%</text:p>
          </table:table-cell>
          <table:table-cell office:value-type="percentage" office:value="0.5486" calcext:value-type="percentage">
            <text:p>54.86%</text:p>
          </table:table-cell>
          <table:table-cell office:value-type="percentage" office:value="0.5032" calcext:value-type="percentage">
            <text:p>50.32%</text:p>
          </table:table-cell>
          <table:table-cell office:value-type="percentage" office:value="0.5807" calcext:value-type="percentage">
            <text:p>58.07%</text:p>
          </table:table-cell>
          <table:table-cell office:value-type="percentage" office:value="0.6815" calcext:value-type="percentage">
            <text:p>68.15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5555" calcext:value-type="percentage">
            <text:p>55.55%</text:p>
          </table:table-cell>
          <table:table-cell office:value-type="percentage" office:value="0.5284" calcext:value-type="percentage">
            <text:p>52.84%</text:p>
          </table:table-cell>
          <table:table-cell office:value-type="percentage" office:value="0.5972" calcext:value-type="percentage">
            <text:p>59.72%</text:p>
          </table:table-cell>
          <table:table-cell office:value-type="percentage" office:value="0.6628" calcext:value-type="percentage">
            <text:p>66.28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percentage" office:value="0.6185" calcext:value-type="percentage">
            <text:p>61.85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5516" calcext:value-type="percentage">
            <text:p>55.16%</text:p>
          </table:table-cell>
          <table:table-cell office:value-type="percentage" office:value="0.6205" calcext:value-type="percentage">
            <text:p>62.05%</text:p>
          </table:table-cell>
          <table:table-cell office:value-type="percentage" office:value="0.6523" calcext:value-type="percentage">
            <text:p>65.2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percentage" office:value="0.6296" calcext:value-type="percentage">
            <text:p>62.96%</text:p>
          </table:table-cell>
          <table:table-cell office:value-type="percentage" office:value="0.5408" calcext:value-type="percentage">
            <text:p>54.08%</text:p>
          </table:table-cell>
          <table:table-cell office:value-type="percentage" office:value="0.5489" calcext:value-type="percentage">
            <text:p>54.89%</text:p>
          </table:table-cell>
          <table:table-cell office:value-type="percentage" office:value="0.6219" calcext:value-type="percentage">
            <text:p>62.19%</text:p>
          </table:table-cell>
          <table:table-cell office:value-type="percentage" office:value="0.6472" calcext:value-type="percentage">
            <text:p>64.72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percentage" office:value="0.6294" calcext:value-type="percentage">
            <text:p>62.94%</text:p>
          </table:table-cell>
          <table:table-cell office:value-type="percentage" office:value="0.5507" calcext:value-type="percentage">
            <text:p>55.07%</text:p>
          </table:table-cell>
          <table:table-cell office:value-type="percentage" office:value="0.5679" calcext:value-type="percentage">
            <text:p>56.79%</text:p>
          </table:table-cell>
          <table:table-cell office:value-type="percentage" office:value="0.6272" calcext:value-type="percentage">
            <text:p>62.72%</text:p>
          </table:table-cell>
          <table:table-cell office:value-type="percentage" office:value="0.6568" calcext:value-type="percentage">
            <text:p>65.68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percentage" office:value="0.6512" calcext:value-type="percentage">
            <text:p>65.12%</text:p>
          </table:table-cell>
          <table:table-cell office:value-type="percentage" office:value="0.5554" calcext:value-type="percentage">
            <text:p>55.54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6334" calcext:value-type="percentage">
            <text:p>63.34%</text:p>
          </table:table-cell>
          <table:table-cell office:value-type="percentage" office:value="0.6713" calcext:value-type="percentage">
            <text:p>67.13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percentage" office:value="0.6357" calcext:value-type="percentage">
            <text:p>63.57%</text:p>
          </table:table-cell>
          <table:table-cell office:value-type="percentage" office:value="0.5573" calcext:value-type="percentage">
            <text:p>55.73%</text:p>
          </table:table-cell>
          <table:table-cell office:value-type="percentage" office:value="0.5827" calcext:value-type="percentage">
            <text:p>58.27%</text:p>
          </table:table-cell>
          <table:table-cell office:value-type="percentage" office:value="0.6309" calcext:value-type="percentage">
            <text:p>63.09%</text:p>
          </table:table-cell>
          <table:table-cell office:value-type="percentage" office:value="0.6591" calcext:value-type="percentage">
            <text:p>65.91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percentage" office:value="0.6215" calcext:value-type="percentage">
            <text:p>62.15%</text:p>
          </table:table-cell>
          <table:table-cell office:value-type="percentage" office:value="0.5637" calcext:value-type="percentage">
            <text:p>56.37%</text:p>
          </table:table-cell>
          <table:table-cell office:value-type="percentage" office:value="0.5815" calcext:value-type="percentage">
            <text:p>58.15%</text:p>
          </table:table-cell>
          <table:table-cell office:value-type="percentage" office:value="0.6318" calcext:value-type="percentage">
            <text:p>63.18%</text:p>
          </table:table-cell>
          <table:table-cell office:value-type="percentage" office:value="0.6424" calcext:value-type="percentage">
            <text:p>64.24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percentage" office:value="0.6147" calcext:value-type="percentage">
            <text:p>61.47%</text:p>
          </table:table-cell>
          <table:table-cell office:value-type="percentage" office:value="0.5377" calcext:value-type="percentage">
            <text:p>53.77%</text:p>
          </table:table-cell>
          <table:table-cell office:value-type="percentage" office:value="0.5803" calcext:value-type="percentage">
            <text:p>58.03%</text:p>
          </table:table-cell>
          <table:table-cell office:value-type="percentage" office:value="0.6325" calcext:value-type="percentage">
            <text:p>63.25%</text:p>
          </table:table-cell>
          <table:table-cell office:value-type="percentage" office:value="0.6122" calcext:value-type="percentage">
            <text:p>61.2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percentage" office:value="0.6225" calcext:value-type="percentage">
            <text:p>62.25%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0.5755" calcext:value-type="percentage">
            <text:p>57.55%</text:p>
          </table:table-cell>
          <table:table-cell office:value-type="percentage" office:value="0.6164" calcext:value-type="percentage">
            <text:p>61.64%</text:p>
          </table:table-cell>
          <table:table-cell office:value-type="percentage" office:value="0.6007" calcext:value-type="percentage">
            <text:p>60.07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percentage" office:value="0.6339" calcext:value-type="percentage">
            <text:p>63.39%</text:p>
          </table:table-cell>
          <table:table-cell office:value-type="percentage" office:value="0.5656" calcext:value-type="percentage">
            <text:p>56.56%</text:p>
          </table:table-cell>
          <table:table-cell office:value-type="percentage" office:value="0.5998" calcext:value-type="percentage">
            <text:p>59.98%</text:p>
          </table:table-cell>
          <table:table-cell office:value-type="percentage" office:value="0.6208" calcext:value-type="percentage">
            <text:p>62.08%</text:p>
          </table:table-cell>
          <table:table-cell office:value-type="percentage" office:value="0.6153" calcext:value-type="percentage">
            <text:p>61.53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percentage" office:value="0.6441" calcext:value-type="percentage">
            <text:p>64.41%</text:p>
          </table:table-cell>
          <table:table-cell office:value-type="percentage" office:value="0.5911" calcext:value-type="percentage">
            <text:p>59.11%</text:p>
          </table:table-cell>
          <table:table-cell office:value-type="percentage" office:value="0.6422" calcext:value-type="percentage">
            <text:p>64.22%</text:p>
          </table:table-cell>
          <table:table-cell office:value-type="percentage" office:value="0.6293" calcext:value-type="percentage">
            <text:p>62.93%</text:p>
          </table:table-cell>
          <table:table-cell office:value-type="percentage" office:value="0.6047" calcext:value-type="percentage">
            <text:p>60.47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percentage" office:value="0.6577" calcext:value-type="percentage">
            <text:p>65.77%</text:p>
          </table:table-cell>
          <table:table-cell office:value-type="percentage" office:value="0.5818" calcext:value-type="percentage">
            <text:p>58.18%</text:p>
          </table:table-cell>
          <table:table-cell office:value-type="percentage" office:value="0.6428" calcext:value-type="percentage">
            <text:p>64.28%</text:p>
          </table:table-cell>
          <table:table-cell office:value-type="percentage" office:value="0.6274" calcext:value-type="percentage">
            <text:p>62.74%</text:p>
          </table:table-cell>
          <table:table-cell office:value-type="percentage" office:value="0.6114" calcext:value-type="percentage">
            <text:p>61.1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percentage" office:value="0.6471" calcext:value-type="percentage">
            <text:p>64.71%</text:p>
          </table:table-cell>
          <table:table-cell office:value-type="percentage" office:value="0.5752" calcext:value-type="percentage">
            <text:p>57.52%</text:p>
          </table:table-cell>
          <table:table-cell office:value-type="percentage" office:value="0.6593" calcext:value-type="percentage">
            <text:p>65.93%</text:p>
          </table:table-cell>
          <table:table-cell office:value-type="percentage" office:value="0.6214" calcext:value-type="percentage">
            <text:p>62.14%</text:p>
          </table:table-cell>
          <table:table-cell office:value-type="percentage" office:value="0.5914" calcext:value-type="percentage">
            <text:p>59.14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percentage" office:value="0.6691" calcext:value-type="percentage">
            <text:p>66.91%</text:p>
          </table:table-cell>
          <table:table-cell office:value-type="percentage" office:value="0.556" calcext:value-type="percentage">
            <text:p>55.60%</text:p>
          </table:table-cell>
          <table:table-cell office:value-type="percentage" office:value="0.6495" calcext:value-type="percentage">
            <text:p>64.95%</text:p>
          </table:table-cell>
          <table:table-cell office:value-type="percentage" office:value="0.6089" calcext:value-type="percentage">
            <text:p>60.89%</text:p>
          </table:table-cell>
          <table:table-cell office:value-type="percentage" office:value="0.5913" calcext:value-type="percentage">
            <text:p>59.13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percentage" office:value="0.6603" calcext:value-type="percentage">
            <text:p>66.03%</text:p>
          </table:table-cell>
          <table:table-cell office:value-type="percentage" office:value="0.569" calcext:value-type="percentage">
            <text:p>56.90%</text:p>
          </table:table-cell>
          <table:table-cell office:value-type="percentage" office:value="0.6629" calcext:value-type="percentage">
            <text:p>66.29%</text:p>
          </table:table-cell>
          <table:table-cell office:value-type="percentage" office:value="0.5842" calcext:value-type="percentage">
            <text:p>58.42%</text:p>
          </table:table-cell>
          <table:table-cell office:value-type="percentage" office:value="0.5834" calcext:value-type="percentage">
            <text:p>58.34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percentage" office:value="0.6909" calcext:value-type="percentage">
            <text:p>69.09%</text:p>
          </table:table-cell>
          <table:table-cell office:value-type="percentage" office:value="0.5837" calcext:value-type="percentage">
            <text:p>58.37%</text:p>
          </table:table-cell>
          <table:table-cell office:value-type="percentage" office:value="0.6884" calcext:value-type="percentage">
            <text:p>68.84%</text:p>
          </table:table-cell>
          <table:table-cell office:value-type="percentage" office:value="0.5849" calcext:value-type="percentage">
            <text:p>58.49%</text:p>
          </table:table-cell>
          <table:table-cell office:value-type="percentage" office:value="0.6586" calcext:value-type="percentage">
            <text:p>65.86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percentage" office:value="0.6974" calcext:value-type="percentage">
            <text:p>69.74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6778" calcext:value-type="percentage">
            <text:p>67.78%</text:p>
          </table:table-cell>
          <table:table-cell office:value-type="percentage" office:value="0.5699" calcext:value-type="percentage">
            <text:p>56.99%</text:p>
          </table:table-cell>
          <table:table-cell office:value-type="percentage" office:value="0.6534" calcext:value-type="percentage">
            <text:p>65.34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percentage" office:value="0.703" calcext:value-type="percentage">
            <text:p>70.30%</text:p>
          </table:table-cell>
          <table:table-cell office:value-type="percentage" office:value="0.5342" calcext:value-type="percentage">
            <text:p>53.42%</text:p>
          </table:table-cell>
          <table:table-cell office:value-type="percentage" office:value="0.6973" calcext:value-type="percentage">
            <text:p>69.73%</text:p>
          </table:table-cell>
          <table:table-cell office:value-type="percentage" office:value="0.5695" calcext:value-type="percentage">
            <text:p>56.95%</text:p>
          </table:table-cell>
          <table:table-cell office:value-type="percentage" office:value="0.6124" calcext:value-type="percentage">
            <text:p>61.24%</text:p>
          </table:table-cell>
          <table:table-cell table:number-columns-repeated="8"/>
        </table:table-row>
        <table:table-row table:style-name="ro2" table:number-rows-repeated="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5" office:value-type="string" calcext:value-type="string" table:number-columns-spanned="7" table:number-rows-spanned="1">
            <text:p>F1 – Decision Tree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percentage" office:value="0.613" calcext:value-type="percentage">
            <text:p>61.30%</text:p>
          </table:table-cell>
          <table:table-cell office:value-type="percentage" office:value="0.5617" calcext:value-type="percentage">
            <text:p>56.17%</text:p>
          </table:table-cell>
          <table:table-cell office:value-type="percentage" office:value="0.5016" calcext:value-type="percentage">
            <text:p>50.16%</text:p>
          </table:table-cell>
          <table:table-cell office:value-type="percentage" office:value="0.5846" calcext:value-type="percentage">
            <text:p>58.46%</text:p>
          </table:table-cell>
          <table:table-cell office:value-type="percentage" office:value="0.623" calcext:value-type="percentage">
            <text:p>62.30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percentage" office:value="0.5927" calcext:value-type="percentage">
            <text:p>59.27%</text:p>
          </table:table-cell>
          <table:table-cell office:value-type="percentage" office:value="0.5823" calcext:value-type="percentage">
            <text:p>58.23%</text:p>
          </table:table-cell>
          <table:table-cell office:value-type="percentage" office:value="0.5338" calcext:value-type="percentage">
            <text:p>53.38%</text:p>
          </table:table-cell>
          <table:table-cell office:value-type="percentage" office:value="0.6018" calcext:value-type="percentage">
            <text:p>60.18%</text:p>
          </table:table-cell>
          <table:table-cell office:value-type="percentage" office:value="0.598" calcext:value-type="percentage">
            <text:p>59.80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percentage" office:value="0.5739" calcext:value-type="percentage">
            <text:p>57.39%</text:p>
          </table:table-cell>
          <table:table-cell office:value-type="percentage" office:value="0.5801" calcext:value-type="percentage">
            <text:p>58.01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6035" calcext:value-type="percentage">
            <text:p>60.35%</text:p>
          </table:table-cell>
          <table:table-cell office:value-type="percentage" office:value="0.6093" calcext:value-type="percentage">
            <text:p>60.9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percentage" office:value="0.6026" calcext:value-type="percentage">
            <text:p>60.26%</text:p>
          </table:table-cell>
          <table:table-cell office:value-type="percentage" office:value="0.5594" calcext:value-type="percentage">
            <text:p>55.94%</text:p>
          </table:table-cell>
          <table:table-cell office:value-type="percentage" office:value="0.5326" calcext:value-type="percentage">
            <text:p>53.26%</text:p>
          </table:table-cell>
          <table:table-cell office:value-type="percentage" office:value="0.5973" calcext:value-type="percentage">
            <text:p>59.73%</text:p>
          </table:table-cell>
          <table:table-cell office:value-type="percentage" office:value="0.6013" calcext:value-type="percentage">
            <text:p>60.13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percentage" office:value="0.6044" calcext:value-type="percentage">
            <text:p>60.44%</text:p>
          </table:table-cell>
          <table:table-cell office:value-type="percentage" office:value="0.5706" calcext:value-type="percentage">
            <text:p>57.06%</text:p>
          </table:table-cell>
          <table:table-cell office:value-type="percentage" office:value="0.5649" calcext:value-type="percentage">
            <text:p>56.49%</text:p>
          </table:table-cell>
          <table:table-cell office:value-type="percentage" office:value="0.5985" calcext:value-type="percentage">
            <text:p>59.85%</text:p>
          </table:table-cell>
          <table:table-cell office:value-type="percentage" office:value="0.5998" calcext:value-type="percentage">
            <text:p>59.98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percentage" office:value="0.5992" calcext:value-type="percentage">
            <text:p>59.92%</text:p>
          </table:table-cell>
          <table:table-cell office:value-type="percentage" office:value="0.5842" calcext:value-type="percentage">
            <text:p>58.42%</text:p>
          </table:table-cell>
          <table:table-cell office:value-type="percentage" office:value="0.5635" calcext:value-type="percentage">
            <text:p>56.35%</text:p>
          </table:table-cell>
          <table:table-cell office:value-type="percentage" office:value="0.5865" calcext:value-type="percentage">
            <text:p>58.65%</text:p>
          </table:table-cell>
          <table:table-cell office:value-type="percentage" office:value="0.6221" calcext:value-type="percentage">
            <text:p>62.21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percentage" office:value="0.5896" calcext:value-type="percentage">
            <text:p>58.96%</text:p>
          </table:table-cell>
          <table:table-cell office:value-type="percentage" office:value="0.5724" calcext:value-type="percentage">
            <text:p>57.24%</text:p>
          </table:table-cell>
          <table:table-cell office:value-type="percentage" office:value="0.5805" calcext:value-type="percentage">
            <text:p>58.05%</text:p>
          </table:table-cell>
          <table:table-cell office:value-type="percentage" office:value="0.5968" calcext:value-type="percentage">
            <text:p>59.68%</text:p>
          </table:table-cell>
          <table:table-cell office:value-type="percentage" office:value="0.6098" calcext:value-type="percentage">
            <text:p>60.98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percentage" office:value="0.5698" calcext:value-type="percentage">
            <text:p>56.98%</text:p>
          </table:table-cell>
          <table:table-cell office:value-type="percentage" office:value="0.5813" calcext:value-type="percentage">
            <text:p>58.13%</text:p>
          </table:table-cell>
          <table:table-cell office:value-type="percentage" office:value="0.5779" calcext:value-type="percentage">
            <text:p>57.79%</text:p>
          </table:table-cell>
          <table:table-cell office:value-type="percentage" office:value="0.6072" calcext:value-type="percentage">
            <text:p>60.72%</text:p>
          </table:table-cell>
          <table:table-cell office:value-type="percentage" office:value="0.6133" calcext:value-type="percentage">
            <text:p>61.33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percentage" office:value="0.5639" calcext:value-type="percentage">
            <text:p>56.39%</text:p>
          </table:table-cell>
          <table:table-cell office:value-type="percentage" office:value="0.5854" calcext:value-type="percentage">
            <text:p>58.54%</text:p>
          </table:table-cell>
          <table:table-cell office:value-type="percentage" office:value="0.5697" calcext:value-type="percentage">
            <text:p>56.97%</text:p>
          </table:table-cell>
          <table:table-cell office:value-type="percentage" office:value="0.6069" calcext:value-type="percentage">
            <text:p>60.69%</text:p>
          </table:table-cell>
          <table:table-cell office:value-type="percentage" office:value="0.5931" calcext:value-type="percentage">
            <text:p>59.31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percentage" office:value="0.5887" calcext:value-type="percentage">
            <text:p>58.87%</text:p>
          </table:table-cell>
          <table:table-cell office:value-type="percentage" office:value="0.5799" calcext:value-type="percentage">
            <text:p>57.99%</text:p>
          </table:table-cell>
          <table:table-cell office:value-type="percentage" office:value="0.5508" calcext:value-type="percentage">
            <text:p>55.08%</text:p>
          </table:table-cell>
          <table:table-cell office:value-type="percentage" office:value="0.5832" calcext:value-type="percentage">
            <text:p>58.32%</text:p>
          </table:table-cell>
          <table:table-cell office:value-type="percentage" office:value="0.578" calcext:value-type="percentage">
            <text:p>57.80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percentage" office:value="0.5568" calcext:value-type="percentage">
            <text:p>55.68%</text:p>
          </table:table-cell>
          <table:table-cell office:value-type="percentage" office:value="0.5661" calcext:value-type="percentage">
            <text:p>56.61%</text:p>
          </table:table-cell>
          <table:table-cell office:value-type="percentage" office:value="0.5377" calcext:value-type="percentage">
            <text:p>53.77%</text:p>
          </table:table-cell>
          <table:table-cell office:value-type="percentage" office:value="0.6079" calcext:value-type="percentage">
            <text:p>60.79%</text:p>
          </table:table-cell>
          <table:table-cell office:value-type="percentage" office:value="0.572" calcext:value-type="percentage">
            <text:p>57.20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percentage" office:value="0.6091" calcext:value-type="percentage">
            <text:p>60.91%</text:p>
          </table:table-cell>
          <table:table-cell office:value-type="percentage" office:value="0.5759" calcext:value-type="percentage">
            <text:p>57.59%</text:p>
          </table:table-cell>
          <table:table-cell office:value-type="percentage" office:value="0.5984" calcext:value-type="percentage">
            <text:p>59.84%</text:p>
          </table:table-cell>
          <table:table-cell office:value-type="percentage" office:value="0.606" calcext:value-type="percentage">
            <text:p>60.60%</text:p>
          </table:table-cell>
          <table:table-cell office:value-type="percentage" office:value="0.5961" calcext:value-type="percentage">
            <text:p>59.61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percentage" office:value="0.614" calcext:value-type="percentage">
            <text:p>61.40%</text:p>
          </table:table-cell>
          <table:table-cell office:value-type="percentage" office:value="0.5679" calcext:value-type="percentage">
            <text:p>56.79%</text:p>
          </table:table-cell>
          <table:table-cell office:value-type="percentage" office:value="0.5755" calcext:value-type="percentage">
            <text:p>57.55%</text:p>
          </table:table-cell>
          <table:table-cell office:value-type="percentage" office:value="0.6055" calcext:value-type="percentage">
            <text:p>60.55%</text:p>
          </table:table-cell>
          <table:table-cell office:value-type="percentage" office:value="0.6289" calcext:value-type="percentage">
            <text:p>62.89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percentage" office:value="0.6116" calcext:value-type="percentage">
            <text:p>61.16%</text:p>
          </table:table-cell>
          <table:table-cell office:value-type="percentage" office:value="0.5558" calcext:value-type="percentage">
            <text:p>55.58%</text:p>
          </table:table-cell>
          <table:table-cell office:value-type="percentage" office:value="0.5706" calcext:value-type="percentage">
            <text:p>57.06%</text:p>
          </table:table-cell>
          <table:table-cell office:value-type="percentage" office:value="0.6174" calcext:value-type="percentage">
            <text:p>61.74%</text:p>
          </table:table-cell>
          <table:table-cell office:value-type="percentage" office:value="0.608" calcext:value-type="percentage">
            <text:p>60.80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percentage" office:value="0.6514" calcext:value-type="percentage">
            <text:p>65.14%</text:p>
          </table:table-cell>
          <table:table-cell office:value-type="percentage" office:value="0.5584" calcext:value-type="percentage">
            <text:p>55.84%</text:p>
          </table:table-cell>
          <table:table-cell office:value-type="percentage" office:value="0.5892" calcext:value-type="percentage">
            <text:p>58.92%</text:p>
          </table:table-cell>
          <table:table-cell office:value-type="percentage" office:value="0.6067" calcext:value-type="percentage">
            <text:p>60.67%</text:p>
          </table:table-cell>
          <table:table-cell office:value-type="percentage" office:value="0.6162" calcext:value-type="percentage">
            <text:p>61.62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percentage" office:value="0.6375" calcext:value-type="percentage">
            <text:p>63.75%</text:p>
          </table:table-cell>
          <table:table-cell office:value-type="percentage" office:value="0.5803" calcext:value-type="percentage">
            <text:p>58.03%</text:p>
          </table:table-cell>
          <table:table-cell office:value-type="percentage" office:value="0.6142" calcext:value-type="percentage">
            <text:p>61.42%</text:p>
          </table:table-cell>
          <table:table-cell office:value-type="percentage" office:value="0.6053" calcext:value-type="percentage">
            <text:p>60.53%</text:p>
          </table:table-cell>
          <table:table-cell office:value-type="percentage" office:value="0.6431" calcext:value-type="percentage">
            <text:p>64.31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percentage" office:value="0.5956" calcext:value-type="percentage">
            <text:p>59.56%</text:p>
          </table:table-cell>
          <table:table-cell office:value-type="percentage" office:value="0.5447" calcext:value-type="percentage">
            <text:p>54.47%</text:p>
          </table:table-cell>
          <table:table-cell office:value-type="percentage" office:value="0.5972" calcext:value-type="percentage">
            <text:p>59.72%</text:p>
          </table:table-cell>
          <table:table-cell office:value-type="percentage" office:value="0.6449" calcext:value-type="percentage">
            <text:p>64.49%</text:p>
          </table:table-cell>
          <table:table-cell office:value-type="percentage" office:value="0.5849" calcext:value-type="percentage">
            <text:p>58.49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percentage" office:value="0.6093" calcext:value-type="percentage">
            <text:p>60.93%</text:p>
          </table:table-cell>
          <table:table-cell office:value-type="percentage" office:value="0.5619" calcext:value-type="percentage">
            <text:p>56.19%</text:p>
          </table:table-cell>
          <table:table-cell office:value-type="percentage" office:value="0.5929" calcext:value-type="percentage">
            <text:p>59.29%</text:p>
          </table:table-cell>
          <table:table-cell office:value-type="percentage" office:value="0.6238" calcext:value-type="percentage">
            <text:p>62.38%</text:p>
          </table:table-cell>
          <table:table-cell office:value-type="percentage" office:value="0.6164" calcext:value-type="percentage">
            <text:p>61.64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percentage" office:value="0.6326" calcext:value-type="percentage">
            <text:p>63.26%</text:p>
          </table:table-cell>
          <table:table-cell office:value-type="percentage" office:value="0.5391" calcext:value-type="percentage">
            <text:p>53.91%</text:p>
          </table:table-cell>
          <table:table-cell office:value-type="percentage" office:value="0.5975" calcext:value-type="percentage">
            <text:p>59.75%</text:p>
          </table:table-cell>
          <table:table-cell office:value-type="percentage" office:value="0.6326" calcext:value-type="percentage">
            <text:p>63.26%</text:p>
          </table:table-cell>
          <table:table-cell office:value-type="percentage" office:value="0.643" calcext:value-type="percentage">
            <text:p>64.30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/>
          <table:table-cell table:style-name="ce9"/>
          <table:table-cell table:style-name="ce28" table:number-columns-repeated="2"/>
          <table:table-cell table:style-name="Default"/>
          <table:table-cell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00-00-00</text:date>, <text:time style:data-style-name="N2" text:time-value="09:07:09.929765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1:34:12.039945955</meta:creation-date>
    <dc:date>2021-10-19T09:49:25.803149085</dc:date>
    <meta:editing-duration>P4DT8H13M28S</meta:editing-duration>
    <meta:editing-cycles>351</meta:editing-cycles>
    <meta:generator>LibreOffice/6.4.7.2$Linux_X86_64 LibreOffice_project/40$Build-2</meta:generator>
    <meta:document-statistic meta:table-count="2" meta:cell-count="72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draw:stroke="dash" draw:stroke-dash="ChartDash_20_1" svg:stroke-width="0.08cm" svg:stroke-color="#333333" draw:fill-color="#333333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draw:stroke="dash" draw:stroke-dash="ChartDash_20_3" svg:stroke-width="0.08cm" svg:stroke-color="#069a2e" draw:fill-color="#069a2e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4"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0"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ed4c05" draw:fill-color="#ed4c05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2cm" svg:y="3.205cm" style:legend-expansion="high" chart:style-name="ch2"/>
        <chart:plot-area chart:style-name="ch3" table:cell-range-address="Weighted.A2:Weighted.A21 Weighted.E1:Weighted.I21" chart:data-source-has-labels="both" svg:x="0.32cm" svg:y="0.18cm" svg:width="12.422cm" svg:height="8.64cm">
          <chartooo:coordinate-region svg:x="1.047cm" svg:y="0.379cm" svg:width="11.508cm" svg:height="7.794cm"/>
          <chart:axis chart:dimension="x" chart:name="primary-x" chart:style-name="ch4" chartooo:axis-type="auto">
            <chartooo:date-scale/>
            <chart:categories table:cell-range-address="Weighted.A2:Weighted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ighted.E2:Weighted.E21" chart:label-cell-address="Weighted.E1:Weighted.E1" chart:class="chart:line">
            <chart:data-point chart:repeated="20"/>
          </chart:series>
          <chart:series chart:style-name="ch8" chart:values-cell-range-address="Weighted.F2:Weighted.F21" chart:label-cell-address="Weighted.F1:Weighted.F1" chart:class="chart:line">
            <chart:data-point chart:repeated="20"/>
          </chart:series>
          <chart:series chart:style-name="ch9" chart:values-cell-range-address="Weighted.G2:Weighted.G21" chart:label-cell-address="Weighted.G1:Weighted.G1" chart:class="chart:line">
            <chart:data-point chart:repeated="20"/>
          </chart:series>
          <chart:series chart:style-name="ch10" chart:values-cell-range-address="Weighted.H2:Weighted.H21" chart:label-cell-address="Weighted.H1:Weighted.H1" chart:class="chart:line">
            <chart:data-point chart:repeated="20"/>
          </chart:series>
          <chart:series chart:style-name="ch11" chart:values-cell-range-address="Weighted.I2:Weighted.I21" chart:label-cell-address="Weighted.I1:Weighted.I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Weighted.E1:Weighted.E1</svg:desc>
                </draw:g>
              </table:table-cell>
              <table:table-cell office:value-type="string">
                <text:p>EMO</text:p>
                <draw:g>
                  <svg:desc>Weighted.F1:Weighted.F1</svg:desc>
                </draw:g>
              </table:table-cell>
              <table:table-cell office:value-type="string">
                <text:p>ONT</text:p>
                <draw:g>
                  <svg:desc>Weighted.G1:Weighted.G1</svg:desc>
                </draw:g>
              </table:table-cell>
              <table:table-cell office:value-type="string">
                <text:p>QST</text:p>
                <draw:g>
                  <svg:desc>Weighted.H1:Weighted.H1</svg:desc>
                </draw:g>
              </table:table-cell>
              <table:table-cell office:value-type="string">
                <text:p>ALL</text:p>
                <draw:g>
                  <svg:desc>Weighted.I1:Weighted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Weighted.A2:Weighted.A21</svg:desc>
                </draw:g>
              </table:table-cell>
              <table:table-cell office:value-type="float" office:value="NaN">
                <text:p>NaN</text:p>
                <draw:g>
                  <svg:desc>Weighted.E2:Weighted.E21</svg:desc>
                </draw:g>
              </table:table-cell>
              <table:table-cell office:value-type="float" office:value="NaN">
                <text:p>NaN</text:p>
                <draw:g>
                  <svg:desc>Weighted.F2:Weighted.F21</svg:desc>
                </draw:g>
              </table:table-cell>
              <table:table-cell office:value-type="float" office:value="NaN">
                <text:p>NaN</text:p>
                <draw:g>
                  <svg:desc>Weighted.G2:Weighted.G21</svg:desc>
                </draw:g>
              </table:table-cell>
              <table:table-cell office:value-type="float" office:value="NaN">
                <text:p>NaN</text:p>
                <draw:g>
                  <svg:desc>Weighted.H2:Weighted.H21</svg:desc>
                </draw:g>
              </table:table-cell>
              <table:table-cell office:value-type="float" office:value="NaN">
                <text:p>NaN</text:p>
                <draw:g>
                  <svg:desc>Weighted.I2:Weighted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7">
                <text:p>0.647</text:p>
              </table:table-cell>
              <table:table-cell office:value-type="float" office:value="0.5486">
                <text:p>0.5486</text:p>
              </table:table-cell>
              <table:table-cell office:value-type="float" office:value="0.5032">
                <text:p>0.5032</text:p>
              </table:table-cell>
              <table:table-cell office:value-type="float" office:value="0.5807">
                <text:p>0.5807</text:p>
              </table:table-cell>
              <table:table-cell office:value-type="float" office:value="0.6815">
                <text:p>0.68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301">
                <text:p>0.6301</text:p>
              </table:table-cell>
              <table:table-cell office:value-type="float" office:value="0.5555">
                <text:p>0.5555</text:p>
              </table:table-cell>
              <table:table-cell office:value-type="float" office:value="0.5284">
                <text:p>0.5284</text:p>
              </table:table-cell>
              <table:table-cell office:value-type="float" office:value="0.5972">
                <text:p>0.5972</text:p>
              </table:table-cell>
              <table:table-cell office:value-type="float" office:value="0.6628">
                <text:p>0.66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185">
                <text:p>0.6185</text:p>
              </table:table-cell>
              <table:table-cell office:value-type="float" office:value="0.5556">
                <text:p>0.5556</text:p>
              </table:table-cell>
              <table:table-cell office:value-type="float" office:value="0.5516">
                <text:p>0.5516</text:p>
              </table:table-cell>
              <table:table-cell office:value-type="float" office:value="0.6205">
                <text:p>0.6205</text:p>
              </table:table-cell>
              <table:table-cell office:value-type="float" office:value="0.6523">
                <text:p>0.65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296">
                <text:p>0.6296</text:p>
              </table:table-cell>
              <table:table-cell office:value-type="float" office:value="0.5408">
                <text:p>0.5408</text:p>
              </table:table-cell>
              <table:table-cell office:value-type="float" office:value="0.5489">
                <text:p>0.5489</text:p>
              </table:table-cell>
              <table:table-cell office:value-type="float" office:value="0.6219">
                <text:p>0.6219</text:p>
              </table:table-cell>
              <table:table-cell office:value-type="float" office:value="0.6472">
                <text:p>0.64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294">
                <text:p>0.6294</text:p>
              </table:table-cell>
              <table:table-cell office:value-type="float" office:value="0.5507">
                <text:p>0.5507</text:p>
              </table:table-cell>
              <table:table-cell office:value-type="float" office:value="0.5679">
                <text:p>0.5679</text:p>
              </table:table-cell>
              <table:table-cell office:value-type="float" office:value="0.6272">
                <text:p>0.6272</text:p>
              </table:table-cell>
              <table:table-cell office:value-type="float" office:value="0.6568">
                <text:p>0.65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512">
                <text:p>0.6512</text:p>
              </table:table-cell>
              <table:table-cell office:value-type="float" office:value="0.5554">
                <text:p>0.5554</text:p>
              </table:table-cell>
              <table:table-cell office:value-type="float" office:value="0.588">
                <text:p>0.588</text:p>
              </table:table-cell>
              <table:table-cell office:value-type="float" office:value="0.6334">
                <text:p>0.6334</text:p>
              </table:table-cell>
              <table:table-cell office:value-type="float" office:value="0.6713">
                <text:p>0.67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357">
                <text:p>0.6357</text:p>
              </table:table-cell>
              <table:table-cell office:value-type="float" office:value="0.5573">
                <text:p>0.5573</text:p>
              </table:table-cell>
              <table:table-cell office:value-type="float" office:value="0.5827">
                <text:p>0.5827</text:p>
              </table:table-cell>
              <table:table-cell office:value-type="float" office:value="0.6309">
                <text:p>0.6309</text:p>
              </table:table-cell>
              <table:table-cell office:value-type="float" office:value="0.6591">
                <text:p>0.659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215">
                <text:p>0.6215</text:p>
              </table:table-cell>
              <table:table-cell office:value-type="float" office:value="0.5637">
                <text:p>0.5637</text:p>
              </table:table-cell>
              <table:table-cell office:value-type="float" office:value="0.5815">
                <text:p>0.5815</text:p>
              </table:table-cell>
              <table:table-cell office:value-type="float" office:value="0.6318">
                <text:p>0.6318</text:p>
              </table:table-cell>
              <table:table-cell office:value-type="float" office:value="0.6424">
                <text:p>0.64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147">
                <text:p>0.6147</text:p>
              </table:table-cell>
              <table:table-cell office:value-type="float" office:value="0.5377">
                <text:p>0.5377</text:p>
              </table:table-cell>
              <table:table-cell office:value-type="float" office:value="0.5803">
                <text:p>0.5803</text:p>
              </table:table-cell>
              <table:table-cell office:value-type="float" office:value="0.6325">
                <text:p>0.6325</text:p>
              </table:table-cell>
              <table:table-cell office:value-type="float" office:value="0.6122">
                <text:p>0.612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225">
                <text:p>0.6225</text:p>
              </table:table-cell>
              <table:table-cell office:value-type="float" office:value="0.5409">
                <text:p>0.5409</text:p>
              </table:table-cell>
              <table:table-cell office:value-type="float" office:value="0.5755">
                <text:p>0.5755</text:p>
              </table:table-cell>
              <table:table-cell office:value-type="float" office:value="0.6164">
                <text:p>0.6164</text:p>
              </table:table-cell>
              <table:table-cell office:value-type="float" office:value="0.6007">
                <text:p>0.600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339">
                <text:p>0.6339</text:p>
              </table:table-cell>
              <table:table-cell office:value-type="float" office:value="0.5656">
                <text:p>0.5656</text:p>
              </table:table-cell>
              <table:table-cell office:value-type="float" office:value="0.5998">
                <text:p>0.5998</text:p>
              </table:table-cell>
              <table:table-cell office:value-type="float" office:value="0.6208">
                <text:p>0.6208</text:p>
              </table:table-cell>
              <table:table-cell office:value-type="float" office:value="0.6153">
                <text:p>0.615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441">
                <text:p>0.6441</text:p>
              </table:table-cell>
              <table:table-cell office:value-type="float" office:value="0.5911">
                <text:p>0.5911</text:p>
              </table:table-cell>
              <table:table-cell office:value-type="float" office:value="0.6422">
                <text:p>0.6422</text:p>
              </table:table-cell>
              <table:table-cell office:value-type="float" office:value="0.6293">
                <text:p>0.6293</text:p>
              </table:table-cell>
              <table:table-cell office:value-type="float" office:value="0.6047">
                <text:p>0.60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577">
                <text:p>0.6577</text:p>
              </table:table-cell>
              <table:table-cell office:value-type="float" office:value="0.5818">
                <text:p>0.5818</text:p>
              </table:table-cell>
              <table:table-cell office:value-type="float" office:value="0.6428">
                <text:p>0.6428</text:p>
              </table:table-cell>
              <table:table-cell office:value-type="float" office:value="0.6274">
                <text:p>0.6274</text:p>
              </table:table-cell>
              <table:table-cell office:value-type="float" office:value="0.6114">
                <text:p>0.61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471">
                <text:p>0.6471</text:p>
              </table:table-cell>
              <table:table-cell office:value-type="float" office:value="0.5752">
                <text:p>0.5752</text:p>
              </table:table-cell>
              <table:table-cell office:value-type="float" office:value="0.6593">
                <text:p>0.6593</text:p>
              </table:table-cell>
              <table:table-cell office:value-type="float" office:value="0.6214">
                <text:p>0.6214</text:p>
              </table:table-cell>
              <table:table-cell office:value-type="float" office:value="0.5914">
                <text:p>0.59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691">
                <text:p>0.6691</text:p>
              </table:table-cell>
              <table:table-cell office:value-type="float" office:value="0.556">
                <text:p>0.556</text:p>
              </table:table-cell>
              <table:table-cell office:value-type="float" office:value="0.6495">
                <text:p>0.6495</text:p>
              </table:table-cell>
              <table:table-cell office:value-type="float" office:value="0.6089">
                <text:p>0.6089</text:p>
              </table:table-cell>
              <table:table-cell office:value-type="float" office:value="0.5913">
                <text:p>0.59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603">
                <text:p>0.6603</text:p>
              </table:table-cell>
              <table:table-cell office:value-type="float" office:value="0.569">
                <text:p>0.569</text:p>
              </table:table-cell>
              <table:table-cell office:value-type="float" office:value="0.6629">
                <text:p>0.6629</text:p>
              </table:table-cell>
              <table:table-cell office:value-type="float" office:value="0.5842">
                <text:p>0.5842</text:p>
              </table:table-cell>
              <table:table-cell office:value-type="float" office:value="0.5834">
                <text:p>0.58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909">
                <text:p>0.6909</text:p>
              </table:table-cell>
              <table:table-cell office:value-type="float" office:value="0.5837">
                <text:p>0.5837</text:p>
              </table:table-cell>
              <table:table-cell office:value-type="float" office:value="0.6884">
                <text:p>0.6884</text:p>
              </table:table-cell>
              <table:table-cell office:value-type="float" office:value="0.5849">
                <text:p>0.5849</text:p>
              </table:table-cell>
              <table:table-cell office:value-type="float" office:value="0.6586">
                <text:p>0.658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974">
                <text:p>0.6974</text:p>
              </table:table-cell>
              <table:table-cell office:value-type="float" office:value="0.5833">
                <text:p>0.5833</text:p>
              </table:table-cell>
              <table:table-cell office:value-type="float" office:value="0.6778">
                <text:p>0.6778</text:p>
              </table:table-cell>
              <table:table-cell office:value-type="float" office:value="0.5699">
                <text:p>0.5699</text:p>
              </table:table-cell>
              <table:table-cell office:value-type="float" office:value="0.6534">
                <text:p>0.65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3">
                <text:p>0.703</text:p>
              </table:table-cell>
              <table:table-cell office:value-type="float" office:value="0.5342">
                <text:p>0.5342</text:p>
              </table:table-cell>
              <table:table-cell office:value-type="float" office:value="0.6973">
                <text:p>0.6973</text:p>
              </table:table-cell>
              <table:table-cell office:value-type="float" office:value="0.5695">
                <text:p>0.5695</text:p>
              </table:table-cell>
              <table:table-cell office:value-type="float" office:value="0.6124">
                <text:p>0.6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ChartDash_20_1" draw:display-name="ChartDash 1" draw:style="rect" draw:dots1="1" draw:dots1-length="100%" draw:distance="100%"/>
    <draw:stroke-dash draw:name="ChartDash_20_10" draw:display-name="ChartDash 10" draw:style="rect" draw:dots1="1" draw:dots1-length="1100%" draw:dots2="1" draw:dots2-length="1100%" draw:distance="500%"/>
    <draw:stroke-dash draw:name="ChartDash_20_2" draw:display-name="ChartDash 2" draw:style="rect" draw:dots1="1" draw:dots1-length="100%" draw:dots2="1" draw:dots2-length="100%" draw:distance="300%"/>
    <draw:stroke-dash draw:name="ChartDash_20_3" draw:display-name="ChartDash 3" draw:style="rect" draw:dots1="1" draw:dots1-length="197%" draw:distance="127%"/>
    <draw:stroke-dash draw:name="ChartDash_20_4" draw:display-name="ChartDash 4" draw:style="rect" draw:dots1="1" draw:dots1-length="1100%" draw:dots2="1" draw:dots2-length="100%" draw:distance="500%"/>
    <draw:stroke-dash draw:name="ChartDash_20_5" draw:display-name="ChartDash 5" draw:style="rect" draw:dots1="3" draw:dots1-length="197%" draw:dots2="3" draw:distance="100%"/>
    <draw:stroke-dash draw:name="ChartDash_20_6" draw:display-name="ChartDash 6" draw:style="rect" draw:dots1="1" draw:distance="50%"/>
    <draw:stroke-dash draw:name="ChartDash_20_7" draw:display-name="ChartDash 7" draw:style="rect" draw:dots1="2" draw:dots2="1" draw:dots2-length="0.203cm" draw:distance="0.203cm"/>
    <draw:stroke-dash draw:name="ChartDash_20_8" draw:display-name="ChartDash 8" draw:style="rect" draw:dots1="1" draw:dots1-length="2.007cm" draw:dots2="10" draw:distance="0.152cm"/>
    <draw:stroke-dash draw:name="ChartDash_20_9" draw:display-name="ChartDash 9" draw:style="rect" draw:dots1="1" draw:dots1-length="197%" draw:distance="12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draw:stroke="dash" draw:stroke-dash="ChartDash_20_1" svg:stroke-width="0.08cm" svg:stroke-color="#333333" draw:fill-color="#333333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draw:stroke-dash="ChartDash_20_2" svg:stroke-width="0.08cm" svg:stroke-color="#069a2e" draw:fill-color="#069a2e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3"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6"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ed4c05" draw:fill-color="#ed4c05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2cm" svg:y="3.205cm" style:legend-expansion="high" chart:style-name="ch2"/>
        <chart:plot-area chart:style-name="ch3" table:cell-range-address="Weighted.A25:Weighted.A44 Weighted.E24:Weighted.I44" chart:data-source-has-labels="both" svg:x="0.32cm" svg:y="0.18cm" svg:width="12.422cm" svg:height="8.64cm">
          <chartooo:coordinate-region svg:x="1.735cm" svg:y="0.379cm" svg:width="10.82cm" svg:height="7.794cm"/>
          <chart:axis chart:dimension="x" chart:name="primary-x" chart:style-name="ch4" chartooo:axis-type="auto">
            <chartooo:date-scale/>
            <chart:categories table:cell-range-address="Weighted.A25:Weighted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ighted.E25:Weighted.E44" chart:label-cell-address="Weighted.E24:Weighted.E24" chart:class="chart:line">
            <chart:data-point chart:repeated="20"/>
          </chart:series>
          <chart:series chart:style-name="ch8" chart:values-cell-range-address="Weighted.F25:Weighted.F44" chart:label-cell-address="Weighted.F24:Weighted.F24" chart:class="chart:line">
            <chart:data-point chart:repeated="20"/>
          </chart:series>
          <chart:series chart:style-name="ch9" chart:values-cell-range-address="Weighted.G25:Weighted.G44" chart:label-cell-address="Weighted.G24:Weighted.G24" chart:class="chart:line">
            <chart:data-point chart:repeated="20"/>
          </chart:series>
          <chart:series chart:style-name="ch10" chart:values-cell-range-address="Weighted.H25:Weighted.H44" chart:label-cell-address="Weighted.H24:Weighted.H24" chart:class="chart:line">
            <chart:data-point chart:repeated="20"/>
          </chart:series>
          <chart:series chart:style-name="ch11" chart:values-cell-range-address="Weighted.I25:Weighted.I44" chart:label-cell-address="Weighted.I24:Weighted.I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Weighted.E24:Weighted.E24</svg:desc>
                </draw:g>
              </table:table-cell>
              <table:table-cell office:value-type="string">
                <text:p>EMO</text:p>
                <draw:g>
                  <svg:desc>Weighted.F24:Weighted.F24</svg:desc>
                </draw:g>
              </table:table-cell>
              <table:table-cell office:value-type="string">
                <text:p>ONT</text:p>
                <draw:g>
                  <svg:desc>Weighted.G24:Weighted.G24</svg:desc>
                </draw:g>
              </table:table-cell>
              <table:table-cell office:value-type="string">
                <text:p>QST</text:p>
                <draw:g>
                  <svg:desc>Weighted.H24:Weighted.H24</svg:desc>
                </draw:g>
              </table:table-cell>
              <table:table-cell office:value-type="string">
                <text:p>ALL</text:p>
                <draw:g>
                  <svg:desc>Weighted.I24:Weighted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Weighted.A25:Weighted.A44</svg:desc>
                </draw:g>
              </table:table-cell>
              <table:table-cell office:value-type="float" office:value="NaN">
                <text:p>NaN</text:p>
                <draw:g>
                  <svg:desc>Weighted.E25:Weighted.E44</svg:desc>
                </draw:g>
              </table:table-cell>
              <table:table-cell office:value-type="float" office:value="NaN">
                <text:p>NaN</text:p>
                <draw:g>
                  <svg:desc>Weighted.F25:Weighted.F44</svg:desc>
                </draw:g>
              </table:table-cell>
              <table:table-cell office:value-type="float" office:value="NaN">
                <text:p>NaN</text:p>
                <draw:g>
                  <svg:desc>Weighted.G25:Weighted.G44</svg:desc>
                </draw:g>
              </table:table-cell>
              <table:table-cell office:value-type="float" office:value="NaN">
                <text:p>NaN</text:p>
                <draw:g>
                  <svg:desc>Weighted.H25:Weighted.H44</svg:desc>
                </draw:g>
              </table:table-cell>
              <table:table-cell office:value-type="float" office:value="NaN">
                <text:p>NaN</text:p>
                <draw:g>
                  <svg:desc>Weighted.I25:Weighted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13">
                <text:p>0.613</text:p>
              </table:table-cell>
              <table:table-cell office:value-type="float" office:value="0.5617">
                <text:p>0.5617</text:p>
              </table:table-cell>
              <table:table-cell office:value-type="float" office:value="0.5016">
                <text:p>0.5016</text:p>
              </table:table-cell>
              <table:table-cell office:value-type="float" office:value="0.5846">
                <text:p>0.5846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927">
                <text:p>0.5927</text:p>
              </table:table-cell>
              <table:table-cell office:value-type="float" office:value="0.5823">
                <text:p>0.5823</text:p>
              </table:table-cell>
              <table:table-cell office:value-type="float" office:value="0.5338">
                <text:p>0.5338</text:p>
              </table:table-cell>
              <table:table-cell office:value-type="float" office:value="0.6018">
                <text:p>0.6018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739">
                <text:p>0.5739</text:p>
              </table:table-cell>
              <table:table-cell office:value-type="float" office:value="0.5801">
                <text:p>0.5801</text:p>
              </table:table-cell>
              <table:table-cell office:value-type="float" office:value="0.5455">
                <text:p>0.5455</text:p>
              </table:table-cell>
              <table:table-cell office:value-type="float" office:value="0.6035">
                <text:p>0.6035</text:p>
              </table:table-cell>
              <table:table-cell office:value-type="float" office:value="0.6093">
                <text:p>0.60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026">
                <text:p>0.6026</text:p>
              </table:table-cell>
              <table:table-cell office:value-type="float" office:value="0.5594">
                <text:p>0.5594</text:p>
              </table:table-cell>
              <table:table-cell office:value-type="float" office:value="0.5326">
                <text:p>0.5326</text:p>
              </table:table-cell>
              <table:table-cell office:value-type="float" office:value="0.5973">
                <text:p>0.5973</text:p>
              </table:table-cell>
              <table:table-cell office:value-type="float" office:value="0.6013">
                <text:p>0.60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044">
                <text:p>0.6044</text:p>
              </table:table-cell>
              <table:table-cell office:value-type="float" office:value="0.5706">
                <text:p>0.5706</text:p>
              </table:table-cell>
              <table:table-cell office:value-type="float" office:value="0.5649">
                <text:p>0.5649</text:p>
              </table:table-cell>
              <table:table-cell office:value-type="float" office:value="0.5985">
                <text:p>0.5985</text:p>
              </table:table-cell>
              <table:table-cell office:value-type="float" office:value="0.5998">
                <text:p>0.59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992">
                <text:p>0.5992</text:p>
              </table:table-cell>
              <table:table-cell office:value-type="float" office:value="0.5842">
                <text:p>0.5842</text:p>
              </table:table-cell>
              <table:table-cell office:value-type="float" office:value="0.5635">
                <text:p>0.5635</text:p>
              </table:table-cell>
              <table:table-cell office:value-type="float" office:value="0.5865">
                <text:p>0.5865</text:p>
              </table:table-cell>
              <table:table-cell office:value-type="float" office:value="0.6221">
                <text:p>0.62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896">
                <text:p>0.5896</text:p>
              </table:table-cell>
              <table:table-cell office:value-type="float" office:value="0.5724">
                <text:p>0.5724</text:p>
              </table:table-cell>
              <table:table-cell office:value-type="float" office:value="0.5805">
                <text:p>0.5805</text:p>
              </table:table-cell>
              <table:table-cell office:value-type="float" office:value="0.5968">
                <text:p>0.5968</text:p>
              </table:table-cell>
              <table:table-cell office:value-type="float" office:value="0.6098">
                <text:p>0.60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698">
                <text:p>0.5698</text:p>
              </table:table-cell>
              <table:table-cell office:value-type="float" office:value="0.5813">
                <text:p>0.5813</text:p>
              </table:table-cell>
              <table:table-cell office:value-type="float" office:value="0.5779">
                <text:p>0.5779</text:p>
              </table:table-cell>
              <table:table-cell office:value-type="float" office:value="0.6072">
                <text:p>0.6072</text:p>
              </table:table-cell>
              <table:table-cell office:value-type="float" office:value="0.6133">
                <text:p>0.61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639">
                <text:p>0.5639</text:p>
              </table:table-cell>
              <table:table-cell office:value-type="float" office:value="0.5854">
                <text:p>0.5854</text:p>
              </table:table-cell>
              <table:table-cell office:value-type="float" office:value="0.5697">
                <text:p>0.5697</text:p>
              </table:table-cell>
              <table:table-cell office:value-type="float" office:value="0.6069">
                <text:p>0.6069</text:p>
              </table:table-cell>
              <table:table-cell office:value-type="float" office:value="0.5931">
                <text:p>0.59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887">
                <text:p>0.5887</text:p>
              </table:table-cell>
              <table:table-cell office:value-type="float" office:value="0.5799">
                <text:p>0.5799</text:p>
              </table:table-cell>
              <table:table-cell office:value-type="float" office:value="0.5508">
                <text:p>0.5508</text:p>
              </table:table-cell>
              <table:table-cell office:value-type="float" office:value="0.5832">
                <text:p>0.5832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568">
                <text:p>0.5568</text:p>
              </table:table-cell>
              <table:table-cell office:value-type="float" office:value="0.5661">
                <text:p>0.5661</text:p>
              </table:table-cell>
              <table:table-cell office:value-type="float" office:value="0.5377">
                <text:p>0.5377</text:p>
              </table:table-cell>
              <table:table-cell office:value-type="float" office:value="0.6079">
                <text:p>0.6079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091">
                <text:p>0.6091</text:p>
              </table:table-cell>
              <table:table-cell office:value-type="float" office:value="0.5759">
                <text:p>0.5759</text:p>
              </table:table-cell>
              <table:table-cell office:value-type="float" office:value="0.5984">
                <text:p>0.5984</text:p>
              </table:table-cell>
              <table:table-cell office:value-type="float" office:value="0.606">
                <text:p>0.606</text:p>
              </table:table-cell>
              <table:table-cell office:value-type="float" office:value="0.5961">
                <text:p>0.59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14">
                <text:p>0.614</text:p>
              </table:table-cell>
              <table:table-cell office:value-type="float" office:value="0.5679">
                <text:p>0.5679</text:p>
              </table:table-cell>
              <table:table-cell office:value-type="float" office:value="0.5755">
                <text:p>0.5755</text:p>
              </table:table-cell>
              <table:table-cell office:value-type="float" office:value="0.6055">
                <text:p>0.6055</text:p>
              </table:table-cell>
              <table:table-cell office:value-type="float" office:value="0.6289">
                <text:p>0.62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116">
                <text:p>0.6116</text:p>
              </table:table-cell>
              <table:table-cell office:value-type="float" office:value="0.5558">
                <text:p>0.5558</text:p>
              </table:table-cell>
              <table:table-cell office:value-type="float" office:value="0.5706">
                <text:p>0.5706</text:p>
              </table:table-cell>
              <table:table-cell office:value-type="float" office:value="0.6174">
                <text:p>0.6174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514">
                <text:p>0.6514</text:p>
              </table:table-cell>
              <table:table-cell office:value-type="float" office:value="0.5584">
                <text:p>0.5584</text:p>
              </table:table-cell>
              <table:table-cell office:value-type="float" office:value="0.5892">
                <text:p>0.5892</text:p>
              </table:table-cell>
              <table:table-cell office:value-type="float" office:value="0.6067">
                <text:p>0.6067</text:p>
              </table:table-cell>
              <table:table-cell office:value-type="float" office:value="0.6162">
                <text:p>0.616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375">
                <text:p>0.6375</text:p>
              </table:table-cell>
              <table:table-cell office:value-type="float" office:value="0.5803">
                <text:p>0.5803</text:p>
              </table:table-cell>
              <table:table-cell office:value-type="float" office:value="0.6142">
                <text:p>0.6142</text:p>
              </table:table-cell>
              <table:table-cell office:value-type="float" office:value="0.6053">
                <text:p>0.6053</text:p>
              </table:table-cell>
              <table:table-cell office:value-type="float" office:value="0.6431">
                <text:p>0.643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956">
                <text:p>0.5956</text:p>
              </table:table-cell>
              <table:table-cell office:value-type="float" office:value="0.5447">
                <text:p>0.5447</text:p>
              </table:table-cell>
              <table:table-cell office:value-type="float" office:value="0.5972">
                <text:p>0.5972</text:p>
              </table:table-cell>
              <table:table-cell office:value-type="float" office:value="0.6449">
                <text:p>0.6449</text:p>
              </table:table-cell>
              <table:table-cell office:value-type="float" office:value="0.5849">
                <text:p>0.584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093">
                <text:p>0.6093</text:p>
              </table:table-cell>
              <table:table-cell office:value-type="float" office:value="0.5619">
                <text:p>0.5619</text:p>
              </table:table-cell>
              <table:table-cell office:value-type="float" office:value="0.5929">
                <text:p>0.5929</text:p>
              </table:table-cell>
              <table:table-cell office:value-type="float" office:value="0.6238">
                <text:p>0.6238</text:p>
              </table:table-cell>
              <table:table-cell office:value-type="float" office:value="0.6164">
                <text:p>0.61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326">
                <text:p>0.6326</text:p>
              </table:table-cell>
              <table:table-cell office:value-type="float" office:value="0.5391">
                <text:p>0.5391</text:p>
              </table:table-cell>
              <table:table-cell office:value-type="float" office:value="0.5975">
                <text:p>0.5975</text:p>
              </table:table-cell>
              <table:table-cell office:value-type="float" office:value="0.6326">
                <text:p>0.6326</text:p>
              </table:table-cell>
              <table:table-cell office:value-type="float" office:value="0.643">
                <text:p>0.6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00%" draw:distance="100%"/>
    <draw:stroke-dash draw:name="ChartDash_20_2" draw:display-name="ChartDash 2" draw:style="rect" draw:dots1="1" draw:dots1-length="197%" draw:distance="127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100%" draw:dots2="1" draw:dots2-length="1100%" draw:distance="500%"/>
    <draw:stroke-dash draw:name="ChartDash_20_5" draw:display-name="ChartDash 5" draw:style="rect" draw:dots1="1" draw:dots1-length="100%" draw:dots2="1" draw:dots2-length="100%" draw:distance="300%"/>
    <draw:stroke-dash draw:name="ChartDash_20_6" draw:display-name="ChartDash 6" draw:style="rect" draw:dots1="1" draw:dots1-length="6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draw:stroke="dash" draw:stroke-dash="ChartDash_20_1" svg:stroke-width="0.08cm" svg:stroke-color="#333333" draw:fill-color="#333333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draw:stroke="dash" draw:stroke-dash="ChartDash_20_3" svg:stroke-width="0.08cm" svg:stroke-color="#069a2e" draw:fill-color="#069a2e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4"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0"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ed4c05" draw:fill-color="#ed4c05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2cm" svg:y="3.205cm" style:legend-expansion="high" chart:style-name="ch2"/>
        <chart:plot-area chart:style-name="ch3" table:cell-range-address="Green.A2:Green.A21 Green.E1:Green.I21" chart:data-source-has-labels="both" svg:x="0.32cm" svg:y="0.18cm" svg:width="12.422cm" svg:height="8.64cm">
          <chartooo:coordinate-region svg:x="1.735cm" svg:y="0.379cm" svg:width="10.82cm" svg:height="7.794cm"/>
          <chart:axis chart:dimension="x" chart:name="primary-x" chart:style-name="ch4" chartooo:axis-type="auto">
            <chartooo:date-scale/>
            <chart:categories table:cell-range-address="Green.A2:Green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een.E2:Green.E21" chart:label-cell-address="Green.E1:Green.E1" chart:class="chart:line">
            <chart:data-point chart:repeated="20"/>
          </chart:series>
          <chart:series chart:style-name="ch8" chart:values-cell-range-address="Green.F2:Green.F21" chart:label-cell-address="Green.F1:Green.F1" chart:class="chart:line">
            <chart:data-point chart:repeated="20"/>
          </chart:series>
          <chart:series chart:style-name="ch9" chart:values-cell-range-address="Green.G2:Green.G21" chart:label-cell-address="Green.G1:Green.G1" chart:class="chart:line">
            <chart:data-point chart:repeated="20"/>
          </chart:series>
          <chart:series chart:style-name="ch10" chart:values-cell-range-address="Green.H2:Green.H21" chart:label-cell-address="Green.H1:Green.H1" chart:class="chart:line">
            <chart:data-point chart:repeated="20"/>
          </chart:series>
          <chart:series chart:style-name="ch11" chart:values-cell-range-address="Green.I2:Green.I21" chart:label-cell-address="Green.I1:Green.I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Green.E1:Green.E1</svg:desc>
                </draw:g>
              </table:table-cell>
              <table:table-cell office:value-type="string">
                <text:p>EMO</text:p>
                <draw:g>
                  <svg:desc>Green.F1:Green.F1</svg:desc>
                </draw:g>
              </table:table-cell>
              <table:table-cell office:value-type="string">
                <text:p>ONT</text:p>
                <draw:g>
                  <svg:desc>Green.G1:Green.G1</svg:desc>
                </draw:g>
              </table:table-cell>
              <table:table-cell office:value-type="string">
                <text:p>QST</text:p>
                <draw:g>
                  <svg:desc>Green.H1:Green.H1</svg:desc>
                </draw:g>
              </table:table-cell>
              <table:table-cell office:value-type="string">
                <text:p>ALL</text:p>
                <draw:g>
                  <svg:desc>Green.I1:Green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een.A2:Green.A21</svg:desc>
                </draw:g>
              </table:table-cell>
              <table:table-cell office:value-type="float" office:value="NaN">
                <text:p>NaN</text:p>
                <draw:g>
                  <svg:desc>Green.E2:Green.E21</svg:desc>
                </draw:g>
              </table:table-cell>
              <table:table-cell office:value-type="float" office:value="NaN">
                <text:p>NaN</text:p>
                <draw:g>
                  <svg:desc>Green.F2:Green.F21</svg:desc>
                </draw:g>
              </table:table-cell>
              <table:table-cell office:value-type="float" office:value="NaN">
                <text:p>NaN</text:p>
                <draw:g>
                  <svg:desc>Green.G2:Green.G21</svg:desc>
                </draw:g>
              </table:table-cell>
              <table:table-cell office:value-type="float" office:value="NaN">
                <text:p>NaN</text:p>
                <draw:g>
                  <svg:desc>Green.H2:Green.H21</svg:desc>
                </draw:g>
              </table:table-cell>
              <table:table-cell office:value-type="float" office:value="NaN">
                <text:p>NaN</text:p>
                <draw:g>
                  <svg:desc>Green.I2:Green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783">
                <text:p>0.7783</text:p>
              </table:table-cell>
              <table:table-cell office:value-type="float" office:value="0.7768">
                <text:p>0.7768</text:p>
              </table:table-cell>
              <table:table-cell office:value-type="float" office:value="0.7816">
                <text:p>0.7816</text:p>
              </table:table-cell>
              <table:table-cell office:value-type="float" office:value="0.7737">
                <text:p>0.7737</text:p>
              </table:table-cell>
              <table:table-cell office:value-type="float" office:value="0.7869">
                <text:p>0.78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807">
                <text:p>0.7807</text:p>
              </table:table-cell>
              <table:table-cell office:value-type="float" office:value="0.7895">
                <text:p>0.7895</text:p>
              </table:table-cell>
              <table:table-cell office:value-type="float" office:value="0.788">
                <text:p>0.788</text:p>
              </table:table-cell>
              <table:table-cell office:value-type="float" office:value="0.7797">
                <text:p>0.7797</text:p>
              </table:table-cell>
              <table:table-cell office:value-type="float" office:value="0.7805">
                <text:p>0.78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749">
                <text:p>0.7749</text:p>
              </table:table-cell>
              <table:table-cell office:value-type="float" office:value="0.7867">
                <text:p>0.7867</text:p>
              </table:table-cell>
              <table:table-cell office:value-type="float" office:value="0.7922">
                <text:p>0.7922</text:p>
              </table:table-cell>
              <table:table-cell office:value-type="float" office:value="0.779">
                <text:p>0.779</text:p>
              </table:table-cell>
              <table:table-cell office:value-type="float" office:value="0.7686">
                <text:p>0.76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652">
                <text:p>0.7652</text:p>
              </table:table-cell>
              <table:table-cell office:value-type="float" office:value="0.7766">
                <text:p>0.7766</text:p>
              </table:table-cell>
              <table:table-cell office:value-type="float" office:value="0.7844">
                <text:p>0.7844</text:p>
              </table:table-cell>
              <table:table-cell office:value-type="float" office:value="0.7611">
                <text:p>0.7611</text:p>
              </table:table-cell>
              <table:table-cell office:value-type="float" office:value="0.7506">
                <text:p>0.75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593">
                <text:p>0.7593</text:p>
              </table:table-cell>
              <table:table-cell office:value-type="float" office:value="0.7703">
                <text:p>0.7703</text:p>
              </table:table-cell>
              <table:table-cell office:value-type="float" office:value="0.784">
                <text:p>0.784</text:p>
              </table:table-cell>
              <table:table-cell office:value-type="float" office:value="0.7545">
                <text:p>0.7545</text:p>
              </table:table-cell>
              <table:table-cell office:value-type="float" office:value="0.7519">
                <text:p>0.751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701">
                <text:p>0.7701</text:p>
              </table:table-cell>
              <table:table-cell office:value-type="float" office:value="0.7679">
                <text:p>0.7679</text:p>
              </table:table-cell>
              <table:table-cell office:value-type="float" office:value="0.7879">
                <text:p>0.7879</text:p>
              </table:table-cell>
              <table:table-cell office:value-type="float" office:value="0.7582">
                <text:p>0.7582</text:p>
              </table:table-cell>
              <table:table-cell office:value-type="float" office:value="0.7633">
                <text:p>0.76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533">
                <text:p>0.7533</text:p>
              </table:table-cell>
              <table:table-cell office:value-type="float" office:value="0.7586">
                <text:p>0.7586</text:p>
              </table:table-cell>
              <table:table-cell office:value-type="float" office:value="0.784">
                <text:p>0.784</text:p>
              </table:table-cell>
              <table:table-cell office:value-type="float" office:value="0.7439">
                <text:p>0.7439</text:p>
              </table:table-cell>
              <table:table-cell office:value-type="float" office:value="0.7451">
                <text:p>0.74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464">
                <text:p>0.7464</text:p>
              </table:table-cell>
              <table:table-cell office:value-type="float" office:value="0.7558">
                <text:p>0.7558</text:p>
              </table:table-cell>
              <table:table-cell office:value-type="float" office:value="0.7805">
                <text:p>0.7805</text:p>
              </table:table-cell>
              <table:table-cell office:value-type="float" office:value="0.7418">
                <text:p>0.7418</text:p>
              </table:table-cell>
              <table:table-cell office:value-type="float" office:value="0.7294">
                <text:p>0.72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378">
                <text:p>0.7378</text:p>
              </table:table-cell>
              <table:table-cell office:value-type="float" office:value="0.7427">
                <text:p>0.7427</text:p>
              </table:table-cell>
              <table:table-cell office:value-type="float" office:value="0.777">
                <text:p>0.777</text:p>
              </table:table-cell>
              <table:table-cell office:value-type="float" office:value="0.7387">
                <text:p>0.7387</text:p>
              </table:table-cell>
              <table:table-cell office:value-type="float" office:value="0.7052">
                <text:p>0.70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329">
                <text:p>0.7329</text:p>
              </table:table-cell>
              <table:table-cell office:value-type="float" office:value="0.7369">
                <text:p>0.7369</text:p>
              </table:table-cell>
              <table:table-cell office:value-type="float" office:value="0.7699">
                <text:p>0.7699</text:p>
              </table:table-cell>
              <table:table-cell office:value-type="float" office:value="0.7197">
                <text:p>0.7197</text:p>
              </table:table-cell>
              <table:table-cell office:value-type="float" office:value="0.6892">
                <text:p>0.68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445">
                <text:p>0.7445</text:p>
              </table:table-cell>
              <table:table-cell office:value-type="float" office:value="0.7457">
                <text:p>0.7457</text:p>
              </table:table-cell>
              <table:table-cell office:value-type="float" office:value="0.7815">
                <text:p>0.7815</text:p>
              </table:table-cell>
              <table:table-cell office:value-type="float" office:value="0.7235">
                <text:p>0.7235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538">
                <text:p>0.7538</text:p>
              </table:table-cell>
              <table:table-cell office:value-type="float" office:value="0.7593">
                <text:p>0.7593</text:p>
              </table:table-cell>
              <table:table-cell office:value-type="float" office:value="0.8022">
                <text:p>0.8022</text:p>
              </table:table-cell>
              <table:table-cell office:value-type="float" office:value="0.7357">
                <text:p>0.7357</text:p>
              </table:table-cell>
              <table:table-cell office:value-type="float" office:value="0.6952">
                <text:p>0.69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669">
                <text:p>0.7669</text:p>
              </table:table-cell>
              <table:table-cell office:value-type="float" office:value="0.7675">
                <text:p>0.7675</text:p>
              </table:table-cell>
              <table:table-cell office:value-type="float" office:value="0.7989">
                <text:p>0.7989</text:p>
              </table:table-cell>
              <table:table-cell office:value-type="float" office:value="0.7387">
                <text:p>0.7387</text:p>
              </table:table-cell>
              <table:table-cell office:value-type="float" office:value="0.7011">
                <text:p>0.70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631">
                <text:p>0.7631</text:p>
              </table:table-cell>
              <table:table-cell office:value-type="float" office:value="0.7616">
                <text:p>0.7616</text:p>
              </table:table-cell>
              <table:table-cell office:value-type="float" office:value="0.8069">
                <text:p>0.8069</text:p>
              </table:table-cell>
              <table:table-cell office:value-type="float" office:value="0.7288">
                <text:p>0.7288</text:p>
              </table:table-cell>
              <table:table-cell office:value-type="float" office:value="0.6878">
                <text:p>0.68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669">
                <text:p>0.7669</text:p>
              </table:table-cell>
              <table:table-cell office:value-type="float" office:value="0.7415">
                <text:p>0.7415</text:p>
              </table:table-cell>
              <table:table-cell office:value-type="float" office:value="0.7965">
                <text:p>0.7965</text:p>
              </table:table-cell>
              <table:table-cell office:value-type="float" office:value="0.7139">
                <text:p>0.7139</text:p>
              </table:table-cell>
              <table:table-cell office:value-type="float" office:value="0.6697">
                <text:p>0.669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538">
                <text:p>0.7538</text:p>
              </table:table-cell>
              <table:table-cell office:value-type="float" office:value="0.748">
                <text:p>0.748</text:p>
              </table:table-cell>
              <table:table-cell office:value-type="float" office:value="0.8036">
                <text:p>0.8036</text:p>
              </table:table-cell>
              <table:table-cell office:value-type="float" office:value="0.6865">
                <text:p>0.6865</text:p>
              </table:table-cell>
              <table:table-cell office:value-type="float" office:value="0.6591">
                <text:p>0.659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864">
                <text:p>0.7864</text:p>
              </table:table-cell>
              <table:table-cell office:value-type="float" office:value="0.767">
                <text:p>0.767</text:p>
              </table:table-cell>
              <table:table-cell office:value-type="float" office:value="0.8251">
                <text:p>0.8251</text:p>
              </table:table-cell>
              <table:table-cell office:value-type="float" office:value="0.7042">
                <text:p>0.7042</text:p>
              </table:table-cell>
              <table:table-cell office:value-type="float" office:value="0.7333">
                <text:p>0.733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891">
                <text:p>0.7891</text:p>
              </table:table-cell>
              <table:table-cell office:value-type="float" office:value="0.771">
                <text:p>0.771</text:p>
              </table:table-cell>
              <table:table-cell office:value-type="float" office:value="0.8171">
                <text:p>0.8171</text:p>
              </table:table-cell>
              <table:table-cell office:value-type="float" office:value="0.6846">
                <text:p>0.6846</text:p>
              </table:table-cell>
              <table:table-cell office:value-type="float" office:value="0.7327">
                <text:p>0.73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885">
                <text:p>0.7885</text:p>
              </table:table-cell>
              <table:table-cell office:value-type="float" office:value="0.7571">
                <text:p>0.7571</text:p>
              </table:table-cell>
              <table:table-cell office:value-type="float" office:value="0.8267">
                <text:p>0.8267</text:p>
              </table:table-cell>
              <table:table-cell office:value-type="float" office:value="0.6862">
                <text:p>0.6862</text:p>
              </table:table-cell>
              <table:table-cell office:value-type="float" office:value="0.6958">
                <text:p>0.69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ChartDash_20_1" draw:display-name="ChartDash 1" draw:style="rect" draw:dots1="1" draw:dots1-length="100%" draw:distance="100%"/>
    <draw:stroke-dash draw:name="ChartDash_20_10" draw:display-name="ChartDash 10" draw:style="rect" draw:dots1="1" draw:dots1-length="1100%" draw:dots2="1" draw:dots2-length="1100%" draw:distance="500%"/>
    <draw:stroke-dash draw:name="ChartDash_20_2" draw:display-name="ChartDash 2" draw:style="rect" draw:dots1="1" draw:dots1-length="100%" draw:dots2="1" draw:dots2-length="100%" draw:distance="300%"/>
    <draw:stroke-dash draw:name="ChartDash_20_3" draw:display-name="ChartDash 3" draw:style="rect" draw:dots1="1" draw:dots1-length="197%" draw:distance="127%"/>
    <draw:stroke-dash draw:name="ChartDash_20_4" draw:display-name="ChartDash 4" draw:style="rect" draw:dots1="1" draw:dots1-length="1100%" draw:dots2="1" draw:dots2-length="100%" draw:distance="500%"/>
    <draw:stroke-dash draw:name="ChartDash_20_5" draw:display-name="ChartDash 5" draw:style="rect" draw:dots1="3" draw:dots1-length="197%" draw:dots2="3" draw:distance="100%"/>
    <draw:stroke-dash draw:name="ChartDash_20_6" draw:display-name="ChartDash 6" draw:style="rect" draw:dots1="1" draw:distance="50%"/>
    <draw:stroke-dash draw:name="ChartDash_20_7" draw:display-name="ChartDash 7" draw:style="rect" draw:dots1="2" draw:dots2="1" draw:dots2-length="0.203cm" draw:distance="0.203cm"/>
    <draw:stroke-dash draw:name="ChartDash_20_8" draw:display-name="ChartDash 8" draw:style="rect" draw:dots1="1" draw:dots1-length="2.007cm" draw:dots2="10" draw:distance="0.152cm"/>
    <draw:stroke-dash draw:name="ChartDash_20_9" draw:display-name="ChartDash 9" draw:style="rect" draw:dots1="1" draw:dots1-length="197%" draw:distance="12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draw:stroke="dash" draw:stroke-dash="ChartDash_20_1" svg:stroke-width="0.08cm" svg:stroke-color="#333333" draw:fill-color="#333333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draw:stroke-dash="ChartDash_20_2" svg:stroke-width="0.08cm" svg:stroke-color="#069a2e" draw:fill-color="#069a2e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3"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6"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ed4c05" draw:fill-color="#ed4c05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2cm" svg:y="3.205cm" style:legend-expansion="high" chart:style-name="ch2"/>
        <chart:plot-area chart:style-name="ch3" table:cell-range-address="Green.A25:Green.A44 Green.E24:Green.I44" chart:data-source-has-labels="both" svg:x="0.32cm" svg:y="0.18cm" svg:width="12.422cm" svg:height="8.64cm">
          <chartooo:coordinate-region svg:x="1.735cm" svg:y="0.379cm" svg:width="10.82cm" svg:height="7.794cm"/>
          <chart:axis chart:dimension="x" chart:name="primary-x" chart:style-name="ch4" chartooo:axis-type="auto">
            <chartooo:date-scale/>
            <chart:categories table:cell-range-address="Green.A25:Green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een.E25:Green.E44" chart:label-cell-address="Green.E24:Green.E24" chart:class="chart:line">
            <chart:data-point chart:repeated="20"/>
          </chart:series>
          <chart:series chart:style-name="ch8" chart:values-cell-range-address="Green.F25:Green.F44" chart:label-cell-address="Green.F24:Green.F24" chart:class="chart:line">
            <chart:data-point chart:repeated="20"/>
          </chart:series>
          <chart:series chart:style-name="ch9" chart:values-cell-range-address="Green.G25:Green.G44" chart:label-cell-address="Green.G24:Green.G24" chart:class="chart:line">
            <chart:data-point chart:repeated="20"/>
          </chart:series>
          <chart:series chart:style-name="ch10" chart:values-cell-range-address="Green.H25:Green.H44" chart:label-cell-address="Green.H24:Green.H24" chart:class="chart:line">
            <chart:data-point chart:repeated="20"/>
          </chart:series>
          <chart:series chart:style-name="ch11" chart:values-cell-range-address="Green.I25:Green.I44" chart:label-cell-address="Green.I24:Green.I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Green.E24:Green.E24</svg:desc>
                </draw:g>
              </table:table-cell>
              <table:table-cell office:value-type="string">
                <text:p>EMO</text:p>
                <draw:g>
                  <svg:desc>Green.F24:Green.F24</svg:desc>
                </draw:g>
              </table:table-cell>
              <table:table-cell office:value-type="string">
                <text:p>ONT</text:p>
                <draw:g>
                  <svg:desc>Green.G24:Green.G24</svg:desc>
                </draw:g>
              </table:table-cell>
              <table:table-cell office:value-type="string">
                <text:p>QST</text:p>
                <draw:g>
                  <svg:desc>Green.H24:Green.H24</svg:desc>
                </draw:g>
              </table:table-cell>
              <table:table-cell office:value-type="string">
                <text:p>ALL</text:p>
                <draw:g>
                  <svg:desc>Green.I24:Green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een.A25:Green.A44</svg:desc>
                </draw:g>
              </table:table-cell>
              <table:table-cell office:value-type="float" office:value="NaN">
                <text:p>NaN</text:p>
                <draw:g>
                  <svg:desc>Green.E25:Green.E44</svg:desc>
                </draw:g>
              </table:table-cell>
              <table:table-cell office:value-type="float" office:value="NaN">
                <text:p>NaN</text:p>
                <draw:g>
                  <svg:desc>Green.F25:Green.F44</svg:desc>
                </draw:g>
              </table:table-cell>
              <table:table-cell office:value-type="float" office:value="NaN">
                <text:p>NaN</text:p>
                <draw:g>
                  <svg:desc>Green.G25:Green.G44</svg:desc>
                </draw:g>
              </table:table-cell>
              <table:table-cell office:value-type="float" office:value="NaN">
                <text:p>NaN</text:p>
                <draw:g>
                  <svg:desc>Green.H25:Green.H44</svg:desc>
                </draw:g>
              </table:table-cell>
              <table:table-cell office:value-type="float" office:value="NaN">
                <text:p>NaN</text:p>
                <draw:g>
                  <svg:desc>Green.I25:Green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173">
                <text:p>0.7173</text:p>
              </table:table-cell>
              <table:table-cell office:value-type="float" office:value="0.7626">
                <text:p>0.7626</text:p>
              </table:table-cell>
              <table:table-cell office:value-type="float" office:value="0.7809">
                <text:p>0.7809</text:p>
              </table:table-cell>
              <table:table-cell office:value-type="float" office:value="0.7298">
                <text:p>0.7298</text:p>
              </table:table-cell>
              <table:table-cell office:value-type="float" office:value="0.7159">
                <text:p>0.71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099">
                <text:p>0.7099</text:p>
              </table:table-cell>
              <table:table-cell office:value-type="float" office:value="0.7773">
                <text:p>0.7773</text:p>
              </table:table-cell>
              <table:table-cell office:value-type="float" office:value="0.7911">
                <text:p>0.7911</text:p>
              </table:table-cell>
              <table:table-cell office:value-type="float" office:value="0.7341">
                <text:p>0.7341</text:p>
              </table:table-cell>
              <table:table-cell office:value-type="float" office:value="0.7043">
                <text:p>0.70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961">
                <text:p>0.6961</text:p>
              </table:table-cell>
              <table:table-cell office:value-type="float" office:value="0.7677">
                <text:p>0.7677</text:p>
              </table:table-cell>
              <table:table-cell office:value-type="float" office:value="0.7904">
                <text:p>0.7904</text:p>
              </table:table-cell>
              <table:table-cell office:value-type="float" office:value="0.7295">
                <text:p>0.7295</text:p>
              </table:table-cell>
              <table:table-cell office:value-type="float" office:value="0.7128">
                <text:p>0.71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11">
                <text:p>0.711</text:p>
              </table:table-cell>
              <table:table-cell office:value-type="float" office:value="0.7541">
                <text:p>0.7541</text:p>
              </table:table-cell>
              <table:table-cell office:value-type="float" office:value="0.7788">
                <text:p>0.7788</text:p>
              </table:table-cell>
              <table:table-cell office:value-type="float" office:value="0.7125">
                <text:p>0.7125</text:p>
              </table:table-cell>
              <table:table-cell office:value-type="float" office:value="0.6954">
                <text:p>0.69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126">
                <text:p>0.7126</text:p>
              </table:table-cell>
              <table:table-cell office:value-type="float" office:value="0.7627">
                <text:p>0.7627</text:p>
              </table:table-cell>
              <table:table-cell office:value-type="float" office:value="0.7862">
                <text:p>0.7862</text:p>
              </table:table-cell>
              <table:table-cell office:value-type="float" office:value="0.7102">
                <text:p>0.7102</text:p>
              </table:table-cell>
              <table:table-cell office:value-type="float" office:value="0.6967">
                <text:p>0.69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003">
                <text:p>0.7003</text:p>
              </table:table-cell>
              <table:table-cell office:value-type="float" office:value="0.761">
                <text:p>0.761</text:p>
              </table:table-cell>
              <table:table-cell office:value-type="float" office:value="0.7821">
                <text:p>0.7821</text:p>
              </table:table-cell>
              <table:table-cell office:value-type="float" office:value="0.7027">
                <text:p>0.7027</text:p>
              </table:table-cell>
              <table:table-cell office:value-type="float" office:value="0.7178">
                <text:p>0.71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924">
                <text:p>0.6924</text:p>
              </table:table-cell>
              <table:table-cell office:value-type="float" office:value="0.7503">
                <text:p>0.7503</text:p>
              </table:table-cell>
              <table:table-cell office:value-type="float" office:value="0.784">
                <text:p>0.784</text:p>
              </table:table-cell>
              <table:table-cell office:value-type="float" office:value="0.6982">
                <text:p>0.6982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756">
                <text:p>0.6756</text:p>
              </table:table-cell>
              <table:table-cell office:value-type="float" office:value="0.7572">
                <text:p>0.7572</text:p>
              </table:table-cell>
              <table:table-cell office:value-type="float" office:value="0.7802">
                <text:p>0.7802</text:p>
              </table:table-cell>
              <table:table-cell office:value-type="float" office:value="0.7075">
                <text:p>0.7075</text:p>
              </table:table-cell>
              <table:table-cell office:value-type="float" office:value="0.7039">
                <text:p>0.70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765">
                <text:p>0.6765</text:p>
              </table:table-cell>
              <table:table-cell office:value-type="float" office:value="0.7592">
                <text:p>0.7592</text:p>
              </table:table-cell>
              <table:table-cell office:value-type="float" office:value="0.7737">
                <text:p>0.7737</text:p>
              </table:table-cell>
              <table:table-cell office:value-type="float" office:value="0.7135">
                <text:p>0.7135</text:p>
              </table:table-cell>
              <table:table-cell office:value-type="float" office:value="0.6904">
                <text:p>0.69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929">
                <text:p>0.6929</text:p>
              </table:table-cell>
              <table:table-cell office:value-type="float" office:value="0.746">
                <text:p>0.746</text:p>
              </table:table-cell>
              <table:table-cell office:value-type="float" office:value="0.7592">
                <text:p>0.7592</text:p>
              </table:table-cell>
              <table:table-cell office:value-type="float" office:value="0.689">
                <text:p>0.689</text:p>
              </table:table-cell>
              <table:table-cell office:value-type="float" office:value="0.6724">
                <text:p>0.67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658">
                <text:p>0.6658</text:p>
              </table:table-cell>
              <table:table-cell office:value-type="float" office:value="0.7348">
                <text:p>0.7348</text:p>
              </table:table-cell>
              <table:table-cell office:value-type="float" office:value="0.7563">
                <text:p>0.7563</text:p>
              </table:table-cell>
              <table:table-cell office:value-type="float" office:value="0.7055">
                <text:p>0.7055</text:p>
              </table:table-cell>
              <table:table-cell office:value-type="float" office:value="0.6669">
                <text:p>0.666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161">
                <text:p>0.7161</text:p>
              </table:table-cell>
              <table:table-cell office:value-type="float" office:value="0.7483">
                <text:p>0.7483</text:p>
              </table:table-cell>
              <table:table-cell office:value-type="float" office:value="0.779">
                <text:p>0.779</text:p>
              </table:table-cell>
              <table:table-cell office:value-type="float" office:value="0.7085">
                <text:p>0.7085</text:p>
              </table:table-cell>
              <table:table-cell office:value-type="float" office:value="0.6959">
                <text:p>0.69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243">
                <text:p>0.7243</text:p>
              </table:table-cell>
              <table:table-cell office:value-type="float" office:value="0.7477">
                <text:p>0.7477</text:p>
              </table:table-cell>
              <table:table-cell office:value-type="float" office:value="0.7831">
                <text:p>0.7831</text:p>
              </table:table-cell>
              <table:table-cell office:value-type="float" office:value="0.7094">
                <text:p>0.7094</text:p>
              </table:table-cell>
              <table:table-cell office:value-type="float" office:value="0.7304">
                <text:p>0.73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292">
                <text:p>0.7292</text:p>
              </table:table-cell>
              <table:table-cell office:value-type="float" office:value="0.7491">
                <text:p>0.7491</text:p>
              </table:table-cell>
              <table:table-cell office:value-type="float" office:value="0.7821">
                <text:p>0.7821</text:p>
              </table:table-cell>
              <table:table-cell office:value-type="float" office:value="0.7301">
                <text:p>0.7301</text:p>
              </table:table-cell>
              <table:table-cell office:value-type="float" office:value="0.7151">
                <text:p>0.715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464">
                <text:p>0.7464</text:p>
              </table:table-cell>
              <table:table-cell office:value-type="float" office:value="0.7332">
                <text:p>0.7332</text:p>
              </table:table-cell>
              <table:table-cell office:value-type="float" office:value="0.7803">
                <text:p>0.7803</text:p>
              </table:table-cell>
              <table:table-cell office:value-type="float" office:value="0.7151">
                <text:p>0.7151</text:p>
              </table:table-cell>
              <table:table-cell office:value-type="float" office:value="0.7131">
                <text:p>0.713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211">
                <text:p>0.7211</text:p>
              </table:table-cell>
              <table:table-cell office:value-type="float" office:value="0.7514">
                <text:p>0.7514</text:p>
              </table:table-cell>
              <table:table-cell office:value-type="float" office:value="0.7785">
                <text:p>0.7785</text:p>
              </table:table-cell>
              <table:table-cell office:value-type="float" office:value="0.7023">
                <text:p>0.7023</text:p>
              </table:table-cell>
              <table:table-cell office:value-type="float" office:value="0.7409">
                <text:p>0.740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181">
                <text:p>0.7181</text:p>
              </table:table-cell>
              <table:table-cell office:value-type="float" office:value="0.7593">
                <text:p>0.7593</text:p>
              </table:table-cell>
              <table:table-cell office:value-type="float" office:value="0.7906">
                <text:p>0.7906</text:p>
              </table:table-cell>
              <table:table-cell office:value-type="float" office:value="0.753">
                <text:p>0.753</text:p>
              </table:table-cell>
              <table:table-cell office:value-type="float" office:value="0.7082">
                <text:p>0.708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196">
                <text:p>0.7196</text:p>
              </table:table-cell>
              <table:table-cell office:value-type="float" office:value="0.7657">
                <text:p>0.7657</text:p>
              </table:table-cell>
              <table:table-cell office:value-type="float" office:value="0.7883">
                <text:p>0.7883</text:p>
              </table:table-cell>
              <table:table-cell office:value-type="float" office:value="0.7325">
                <text:p>0.7325</text:p>
              </table:table-cell>
              <table:table-cell office:value-type="float" office:value="0.7302">
                <text:p>0.73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464">
                <text:p>0.7464</text:p>
              </table:table-cell>
              <table:table-cell office:value-type="float" office:value="0.7722">
                <text:p>0.7722</text:p>
              </table:table-cell>
              <table:table-cell office:value-type="float" office:value="0.7928">
                <text:p>0.7928</text:p>
              </table:table-cell>
              <table:table-cell office:value-type="float" office:value="0.7434">
                <text:p>0.7434</text:p>
              </table:table-cell>
              <table:table-cell office:value-type="float" office:value="0.7289">
                <text:p>0.72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00%" draw:distance="100%"/>
    <draw:stroke-dash draw:name="ChartDash_20_2" draw:display-name="ChartDash 2" draw:style="rect" draw:dots1="1" draw:dots1-length="197%" draw:distance="127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100%" draw:dots2="1" draw:dots2-length="1100%" draw:distance="500%"/>
    <draw:stroke-dash draw:name="ChartDash_20_5" draw:display-name="ChartDash 5" draw:style="rect" draw:dots1="1" draw:dots1-length="100%" draw:dots2="1" draw:dots2-length="100%" draw:distance="300%"/>
    <draw:stroke-dash draw:name="ChartDash_20_6" draw:display-name="ChartDash 6" draw:style="rect" draw:dots1="1" draw:dots1-length="6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